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3.04pt"/>
    </style:style>
    <style:style style:name="co4" style:family="table-column">
      <style:table-column-properties fo:break-before="auto" style:column-width="195.65pt"/>
    </style:style>
    <style:style style:name="co5" style:family="table-column">
      <style:table-column-properties fo:break-before="auto" style:column-width="85.41pt"/>
    </style:style>
    <style:style style:name="co6" style:family="table-column">
      <style:table-column-properties fo:break-before="auto" style:column-width="168.21pt"/>
    </style:style>
    <style:style style:name="co7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8pt" fo:break-before="auto" style:use-optimal-row-height="true"/>
    </style:style>
    <style:style style:name="ro3" style:family="table-row">
      <style:table-row-properties style:row-height="136.4pt" fo:break-before="auto" style:use-optimal-row-height="true"/>
    </style:style>
    <style:style style:name="ro4" style:family="table-row">
      <style:table-row-properties style:row-height="34.8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46.66pt" fo:break-before="auto" style:use-optimal-row-height="true"/>
    </style:style>
    <style:style style:name="ro8" style:family="table-row">
      <style:table-row-properties style:row-height="83.06pt" fo:break-before="auto" style:use-optimal-row-height="false"/>
    </style:style>
    <style:style style:name="ro9" style:family="table-row">
      <style:table-row-properties style:row-height="126pt" fo:break-before="auto" style:use-optimal-row-height="true"/>
    </style:style>
    <style:style style:name="ro10" style:family="table-row">
      <style:table-row-properties style:row-height="84.1pt" fo:break-before="auto" style:use-optimal-row-height="false"/>
    </style:style>
    <style:style style:name="ro11" style:family="table-row">
      <style:table-row-properties style:row-height="46.15pt" fo:break-before="auto" style:use-optimal-row-height="true"/>
    </style:style>
    <style:style style:name="ro12" style:family="table-row">
      <style:table-row-properties style:row-height="168.21pt" fo:break-before="auto" style:use-optimal-row-height="false"/>
    </style:style>
    <style:style style:name="ro13" style:family="table-row">
      <style:table-row-properties style:row-height="57.91pt" fo:break-before="auto" style:use-optimal-row-height="true"/>
    </style:style>
    <style:style style:name="ro14" style:family="table-row">
      <style:table-row-properties style:row-height="35.29pt" fo:break-before="auto" style:use-optimal-row-height="true"/>
    </style:style>
    <style:style style:name="ro15" style:family="table-row">
      <style:table-row-properties style:row-height="222.55pt" fo:break-before="auto" style:use-optimal-row-height="true"/>
    </style:style>
    <style:style style:name="ro16" style:family="table-row">
      <style:table-row-properties style:row-height="61pt" fo:break-before="auto" style:use-optimal-row-height="false"/>
    </style:style>
    <style:style style:name="ro17" style:family="table-row">
      <style:table-row-properties style:row-height="31.24pt" fo:break-before="auto" style:use-optimal-row-height="false"/>
    </style:style>
    <style:style style:name="ro18" style:family="table-row">
      <style:table-row-properties style:row-height="69.31pt" fo:break-before="auto" style:use-optimal-row-height="true"/>
    </style:style>
    <style:style style:name="ro19" style:family="table-row">
      <style:table-row-properties style:row-height="1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ext-properties fo:color="#ff3333" style:text-position=""/>
    </style:style>
    <style:style style:name="ce3" style:family="table-cell" style:parent-style-name="Default">
      <style:text-properties fo:color="#000000" style:text-position=""/>
    </style:style>
    <style:style style:name="ce4" style:family="table-cell" style:parent-style-name="Default" style:data-style-name="N61">
      <style:text-properties style:text-position=""/>
    </style:style>
    <style:style style:name="ce5" style:family="table-cell" style:parent-style-name="Default" style:data-style-name="N99">
      <style:text-properties style:text-position=""/>
    </style:style>
    <style:style style:name="ce6" style:family="table-cell" style:parent-style-name="Default">
      <style:table-cell-properties fo:wrap-option="wrap"/>
      <style:text-properties fo:color="#ff3333" style:text-position=""/>
    </style:style>
    <style:style style:name="ce7" style:family="table-cell" style:parent-style-name="Default">
      <style:table-cell-properties fo:wrap-option="wrap" style:vertical-align="middle"/>
      <style:text-properties style:text-position=""/>
    </style:style>
    <style:style style:name="ce10" style:family="table-cell" style:parent-style-name="Default">
      <style:table-cell-properties fo:wrap-option="wrap"/>
      <style:text-properties fo:color="#ff3333" style:text-position="" style:font-name="Liberation Sans" fo:font-size="9pt" style:font-size-asian="9pt" style:font-size-complex="9pt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ff3333" style:text-position="" style:font-name="Liberation Sans" fo:font-size="9pt" style:font-name-asian="DejaVu Sans Mono" style:font-size-asian="9pt" style:font-name-complex="DejaVu Sans Mono" style:font-size-complex="9pt"/>
    </style:style>
    <style:style style:name="ce11" style:family="table-cell" style:parent-style-name="Default">
      <style:table-cell-properties fo:wrap-option="wrap"/>
      <style:text-properties fo:color="#000000" style:text-position=""/>
    </style:style>
    <style:style style:name="ce12" style:family="table-cell" style:parent-style-name="Default">
      <style:table-cell-properties fo:wrap-option="wrap"/>
      <style:text-properties fo:color="#000000" style:text-position="" style:font-name="Liberation Sans" fo:font-size="9pt" style:font-name-asian="DejaVu Sans Mono" style:font-size-asian="9pt" style:font-name-complex="DejaVu Sans Mono" style:font-size-complex="9pt"/>
    </style:style>
    <style:style style:name="ce13" style:family="table-cell" style:parent-style-name="Default">
      <style:table-cell-properties fo:wrap-option="wrap"/>
      <style:text-properties fo:color="#000000" style:text-position="" style:font-name="Liberation Sans" fo:font-size="9pt" style:font-size-asian="9pt" style:font-size-complex="9pt"/>
    </style:style>
    <style:style style:name="ce14" style:family="table-cell" style:parent-style-name="Default" style:data-style-name="N61">
      <style:text-properties fo:color="#ff3333" style:text-position="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3333" style:text-position=""/>
    </style:style>
    <style:style style:name="ce16" style:family="table-cell" style:parent-style-name="Default">
      <style:table-cell-properties fo:wrap-option="no-wrap"/>
      <style:text-properties fo:color="#ff3333" style:text-position="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ext-properties fo:color="#ff3333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 style:data-style-name="N61"/>
    <style:style style:name="ce22" style:family="table-cell" style:parent-style-name="Default" style:data-style-name="N99"/>
    <style:style style:name="ce23" style:family="table-cell" style:parent-style-name="Default">
      <style:table-cell-properties fo:wrap-option="wrap"/>
      <style:text-properties fo:color="#ff3333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fo:color="#ff3333" style:font-name="Liberation Sans" fo:font-size="9pt" style:font-name-asian="DejaVu Sans Mono" style:font-size-asian="9pt" style:font-name-complex="DejaVu Sans Mono" style:font-size-complex="9pt"/>
    </style:style>
    <style:style style:name="ce27" style:family="table-cell" style:parent-style-name="Default">
      <style:table-cell-properties fo:wrap-option="wrap"/>
      <style:text-properties fo:color="#ff3333" style:font-name="Liberation Sans" fo:font-size="9pt" style:font-size-asian="9pt" style:font-size-complex="9pt"/>
    </style:style>
    <style:style style:name="ce28" style:family="table-cell" style:parent-style-name="Default">
      <style:table-cell-properties fo:wrap-option="wrap"/>
      <style:text-properties fo:color="#000000"/>
    </style:style>
    <style:style style:name="ce29" style:family="table-cell" style:parent-style-name="Default">
      <style:table-cell-properties fo:wrap-option="wrap"/>
      <style:text-properties fo:color="#000000" style:font-name="Liberation Sans" fo:font-size="9pt" style:font-name-asian="DejaVu Sans Mono" style:font-size-asian="9pt" style:font-name-complex="DejaVu Sans Mono" style:font-size-complex="9pt"/>
    </style:style>
    <style:style style:name="ce30" style:family="table-cell" style:parent-style-name="Default">
      <style:table-cell-properties fo:wrap-option="wrap"/>
      <style:text-properties fo:color="#000000" style:font-name="Liberation Sans" fo:font-size="9pt" style:font-size-asian="9pt" style:font-size-complex="9pt"/>
    </style:style>
    <style:style style:name="ce31" style:family="table-cell" style:parent-style-name="Default" style:data-style-name="N61">
      <style:text-properties fo:color="#ff3333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3333"/>
    </style:style>
    <style:style style:name="ce33" style:family="table-cell" style:parent-style-name="Default">
      <style:table-cell-properties fo:wrap-option="no-wrap"/>
      <style:text-properties fo:color="#ff3333"/>
    </style:style>
  </office:automatic-styles>
  <office:body>
    <office:spreadsheet>
      <table:calculation-settings table:automatic-find-labels="false"/>
      <table:table table:name="26 be closer to bump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4"/>
          <table:table-cell office:value-type="string" calcext:value-type="string">
            <text:p>Testing</text:p>
          </table:table-cell>
          <table:table-cell office:value-type="string" calcext:value-type="string">
            <text:p>f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  <table:table-cell office:value-type="float" office:value="1202.39754652466" calcext:value-type="float">
            <text:p>1202.3975465247</text:p>
          </table:table-cell>
          <table:table-cell office:value-type="float" office:value="0.103594793215148" calcext:value-type="float">
            <text:p>0.1035947932</text:p>
          </table:table-cell>
          <table:table-cell office:value-type="float" office:value="6.1556454483815" calcext:value-type="float">
            <text:p>6.1556454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9</text:p>
          </table:table-cell>
          <table:table-cell office:value-type="string" calcext:value-type="string">
            <text:p>pos and neg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897.84579920314" calcext:value-type="float">
            <text:p>1897.8457992031</text:p>
          </table:table-cell>
          <table:table-cell office:value-type="float" office:value="0.103534936669396" calcext:value-type="float">
            <text:p>0.1035349367</text:p>
          </table:table-cell>
          <table:table-cell office:value-type="float" office:value="5.72076869667938" calcext:value-type="float">
            <text:p>5.7207686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1761.87945169202" calcext:value-type="float">
            <text:p>1761.879451692</text:p>
          </table:table-cell>
          <table:table-cell office:value-type="float" office:value="0.103625420244729" calcext:value-type="float">
            <text:p>0.1036254202</text:p>
          </table:table-cell>
          <table:table-cell office:value-type="float" office:value="6.27608807660588" calcext:value-type="float">
            <text:p>6.2760880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703.42299873772" calcext:value-type="float">
            <text:p>1703.4229987377</text:p>
          </table:table-cell>
          <table:table-cell office:value-type="float" office:value="0.102283496511223" calcext:value-type="float">
            <text:p>0.1022834965</text:p>
          </table:table-cell>
          <table:table-cell office:value-type="float" office:value="6.04287298050707" calcext:value-type="float">
            <text:p>6.042872980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1805.74503594533" calcext:value-type="float">
            <text:p>1805.7450359453</text:p>
          </table:table-cell>
          <table:table-cell office:value-type="float" office:value="0.101326934233844" calcext:value-type="float">
            <text:p>0.1013269342</text:p>
          </table:table-cell>
          <table:table-cell office:value-type="float" office:value="5.75550750735295" calcext:value-type="float">
            <text:p>5.7555075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  <table:table-cell office:value-type="float" office:value="3333.20179740293" calcext:value-type="float">
            <text:p>3333.2017974029</text:p>
          </table:table-cell>
          <table:table-cell office:value-type="float" office:value="0.100134514034284" calcext:value-type="float">
            <text:p>0.100134514</text:p>
          </table:table-cell>
          <table:table-cell office:value-type="float" office:value="5.41396005981916" calcext:value-type="float">
            <text:p>5.4139600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  <table:table-cell office:value-type="float" office:value="2405.16970422542" calcext:value-type="float">
            <text:p>2405.1697042254</text:p>
          </table:table-cell>
          <table:table-cell office:value-type="float" office:value="0.10267283908107" calcext:value-type="float">
            <text:p>0.1026728391</text:p>
          </table:table-cell>
          <table:table-cell office:value-type="float" office:value="9.11537653582186" calcext:value-type="float">
            <text:p>9.1153765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  <table:table-cell office:value-type="float" office:value="1741.01987019623" calcext:value-type="float">
            <text:p>1741.0198701962</text:p>
          </table:table-cell>
          <table:table-cell office:value-type="float" office:value="0.10061059729026" calcext:value-type="float">
            <text:p>0.1006105973</text:p>
          </table:table-cell>
          <table:table-cell office:value-type="float" office:value="5.83757539863827" calcext:value-type="float">
            <text:p>5.8375753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  <table:table-cell office:value-type="float" office:value="1816.79050237974" calcext:value-type="float">
            <text:p>1816.7905023797</text:p>
          </table:table-cell>
          <table:table-cell office:value-type="float" office:value="0.103453310374828" calcext:value-type="float">
            <text:p>0.1034533104</text:p>
          </table:table-cell>
          <table:table-cell office:value-type="float" office:value="5.82565057837183" calcext:value-type="float">
            <text:p>5.8256505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  <table:table-cell office:value-type="float" office:value="1744.58721918177" calcext:value-type="float">
            <text:p>1744.5872191818</text:p>
          </table:table-cell>
          <table:table-cell office:value-type="float" office:value="0.102710962191203" calcext:value-type="float">
            <text:p>0.1027109622</text:p>
          </table:table-cell>
          <table:table-cell office:value-type="float" office:value="5.68696689256677" calcext:value-type="float">
            <text:p>5.6869668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  <table:table-cell office:value-type="float" office:value="2492.58056307249" calcext:value-type="float">
            <text:p>2492.5805630725</text:p>
          </table:table-cell>
          <table:table-cell office:value-type="float" office:value="0.101416489734795" calcext:value-type="float">
            <text:p>0.1014164897</text:p>
          </table:table-cell>
          <table:table-cell office:value-type="float" office:value="9.32646357940036" calcext:value-type="float">
            <text:p>9.3264635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  <table:table-cell office:value-type="float" office:value="2087.43372825498" calcext:value-type="float">
            <text:p>2087.433728255</text:p>
          </table:table-cell>
          <table:table-cell office:value-type="float" office:value="0.103305243926469" calcext:value-type="float">
            <text:p>0.1033052439</text:p>
          </table:table-cell>
          <table:table-cell office:value-type="float" office:value="6.28100760101256" calcext:value-type="float">
            <text:p>6.28100760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  <table:table-cell office:value-type="float" office:value="5099.97894909855" calcext:value-type="float">
            <text:p>5099.9789490986</text:p>
          </table:table-cell>
          <table:table-cell office:value-type="float" office:value="4.10403273512976" calcext:value-type="float">
            <text:p>4.1040327351</text:p>
          </table:table-cell>
          <table:table-cell office:value-type="float" office:value="16.3857063628819" calcext:value-type="float">
            <text:p>16.3857063629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min_distance &lt; 5</text:p>
          </table:table-cell>
          <table:table-cell table:style-name="ce1" office:value-type="string" calcext:value-type="string">
            <text:p>Min(200, 50/,min_distance)</text:p>
          </table:table-cell>
          <table:table-cell table:style-name="ce1"/>
          <table:table-cell table:style-name="ce1" office:value-type="string" calcext:value-type="string">
            <text:p>min_distance: min(np.abs(load_lower_left_x – bumper_lower_x), np.abs(load_lower_right_x – bumper_lower_x))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183" calcext:value-type="float">
            <text:p>12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table:style-name="ce1" office:value-type="string" calcext:value-type="string">
            <text:p>hook position[0] &gt;2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  <table:table-cell office:value-type="float" office:value="1760.55450163467" calcext:value-type="float">
            <text:p>1760.5545016347</text:p>
          </table:table-cell>
          <table:table-cell office:value-type="float" office:value="0.101477311652653" calcext:value-type="float">
            <text:p>0.1014773117</text:p>
          </table:table-cell>
          <table:table-cell office:value-type="float" office:value="5.72181309984638" calcext:value-type="float">
            <text:p>5.7218130998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219.35797360185" calcext:value-type="float">
            <text:p>1219.3579736019</text:p>
          </table:table-cell>
          <table:table-cell office:value-type="float" office:value="0.103582453486359" calcext:value-type="float">
            <text:p>0.1035824535</text:p>
          </table:table-cell>
          <table:table-cell office:value-type="float" office:value="6.16897447041588" calcext:value-type="float">
            <text:p>6.1689744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  <table:table-cell office:value-type="float" office:value="2111.48607504101" calcext:value-type="float">
            <text:p>2111.486075041</text:p>
          </table:table-cell>
          <table:table-cell office:value-type="float" office:value="3.90010298538158" calcext:value-type="float">
            <text:p>3.9001029854</text:p>
          </table:table-cell>
          <table:table-cell office:value-type="float" office:value="10.0281543029191" calcext:value-type="float">
            <text:p>10.02815430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3" calcext:value-type="float">
            <text:p>723</text:p>
          </table:table-cell>
        </table:table-row>
        <table:table-row table:style-name="ro1">
          <table:table-cell table:number-columns-repeated="5"/>
          <table:table-cell office:value-type="float" office:value="2193.49796868149" calcext:value-type="float">
            <text:p>2193.4979686815</text:p>
          </table:table-cell>
          <table:table-cell office:value-type="float" office:value="3.90001133391658" calcext:value-type="float">
            <text:p>3.9000113339</text:p>
          </table:table-cell>
          <table:table-cell office:value-type="float" office:value="10.0677395066242" calcext:value-type="float">
            <text:p>10.06773950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  <table:table-cell office:value-type="float" office:value="1716.48235891181" calcext:value-type="float">
            <text:p>1716.4823589118</text:p>
          </table:table-cell>
          <table:table-cell office:value-type="float" office:value="0.103453694293194" calcext:value-type="float">
            <text:p>0.1034536943</text:p>
          </table:table-cell>
          <table:table-cell office:value-type="float" office:value="5.9735759806367" calcext:value-type="float">
            <text:p>5.9735759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  <table:table-cell office:value-type="float" office:value="1682.48318651244" calcext:value-type="float">
            <text:p>1682.4831865124</text:p>
          </table:table-cell>
          <table:table-cell office:value-type="float" office:value="0.101659305957803" calcext:value-type="float">
            <text:p>0.101659306</text:p>
          </table:table-cell>
          <table:table-cell office:value-type="float" office:value="5.8008996397044" calcext:value-type="float">
            <text:p>5.8008996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2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  <table:table-cell office:value-type="float" office:value="1944.53230278954" calcext:value-type="float">
            <text:p>1944.5323027895</text:p>
          </table:table-cell>
          <table:table-cell office:value-type="float" office:value="0.103786640796255" calcext:value-type="float">
            <text:p>0.1037866408</text:p>
          </table:table-cell>
          <table:table-cell office:value-type="float" office:value="6.26536179111657" calcext:value-type="float">
            <text:p>6.2653617911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1-0.01</text:p>
          </table:table-cell>
          <table:table-cell table:number-columns-repeated="3"/>
          <table:table-cell office:value-type="float" office:value="1700.36407014634" calcext:value-type="float">
            <text:p>1700.3640701463</text:p>
          </table:table-cell>
          <table:table-cell office:value-type="float" office:value="0.103102441265067" calcext:value-type="float">
            <text:p>0.1031024413</text:p>
          </table:table-cell>
          <table:table-cell office:value-type="float" office:value="5.68886489939471" calcext:value-type="float">
            <text:p>5.6888648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619.33530766491" calcext:value-type="float">
            <text:p>1619.3353076649</text:p>
          </table:table-cell>
          <table:table-cell office:value-type="float" office:value="0.101782216729841" calcext:value-type="float">
            <text:p>0.1017822167</text:p>
          </table:table-cell>
          <table:table-cell office:value-type="float" office:value="5.70368003732884" calcext:value-type="float">
            <text:p>5.7036800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  <table:table-cell office:value-type="float" office:value="1621.00975922698" calcext:value-type="float">
            <text:p>1621.009759227</text:p>
          </table:table-cell>
          <table:table-cell office:value-type="float" office:value="3.86783401127674" calcext:value-type="float">
            <text:p>3.8678340113</text:p>
          </table:table-cell>
          <table:table-cell office:value-type="float" office:value="10.7214747122148" calcext:value-type="float">
            <text:p>10.7214747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27" calcext:value-type="float">
            <text:p>12.9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13.50970431746" calcext:value-type="float">
            <text:p>1713.5097043175</text:p>
          </table:table-cell>
          <table:table-cell office:value-type="float" office:value="0.101368373088185" calcext:value-type="float">
            <text:p>0.1013683731</text:p>
          </table:table-cell>
          <table:table-cell office:value-type="float" office:value="5.83946183121542" calcext:value-type="float">
            <text:p>5.8394618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  <table:table-cell office:value-type="float" office:value="1379.40763614806" calcext:value-type="float">
            <text:p>1379.4076361481</text:p>
          </table:table-cell>
          <table:table-cell office:value-type="float" office:value="0.102402622215836" calcext:value-type="float">
            <text:p>0.1024026222</text:p>
          </table:table-cell>
          <table:table-cell office:value-type="float" office:value="6.15403030032392" calcext:value-type="float">
            <text:p>6.1540303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  <table:table-cell office:value-type="float" office:value="648.492445236673" calcext:value-type="float">
            <text:p>648.4924452367</text:p>
          </table:table-cell>
          <table:table-cell office:value-type="float" office:value="0.103057986472454" calcext:value-type="float">
            <text:p>0.1030579865</text:p>
          </table:table-cell>
          <table:table-cell office:value-type="float" office:value="6.20417338352765" calcext:value-type="float">
            <text:p>6.2041733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65.46963198974" calcext:value-type="float">
            <text:p>1565.4696319897</text:p>
          </table:table-cell>
          <table:table-cell office:value-type="float" office:value="3.87329831836969" calcext:value-type="float">
            <text:p>3.8732983184</text:p>
          </table:table-cell>
          <table:table-cell office:value-type="float" office:value="10.9079900657306" calcext:value-type="float">
            <text:p>10.90799006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09" calcext:value-type="float">
            <text:p>12.9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5"/>
          <table:table-cell office:value-type="float" office:value="1442.80781845817" calcext:value-type="float">
            <text:p>1442.8078184582</text:p>
          </table:table-cell>
          <table:table-cell office:value-type="float" office:value="0.103479110833174" calcext:value-type="float">
            <text:p>0.1034791108</text:p>
          </table:table-cell>
          <table:table-cell office:value-type="float" office:value="6.04442713719797" calcext:value-type="float">
            <text:p>6.044427137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6_be_closer_to_bumper_1400000</text:p>
          </table:table-cell>
          <table:table-cell table:number-columns-repeated="3"/>
          <table:table-cell office:value-type="float" office:value="1635.06308817581" calcext:value-type="float">
            <text:p>1635.0630881758</text:p>
          </table:table-cell>
          <table:table-cell office:value-type="float" office:value="0.10359794579179" calcext:value-type="float">
            <text:p>0.1035979458</text:p>
          </table:table-cell>
          <table:table-cell office:value-type="float" office:value="6.26883271472203" calcext:value-type="float">
            <text:p>6.26883271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269.2642013622" calcext:value-type="float">
            <text:p>2269.2642013622</text:p>
          </table:table-cell>
          <table:table-cell office:value-type="float" office:value="3.90044089652872" calcext:value-type="float">
            <text:p>3.9004408965</text:p>
          </table:table-cell>
          <table:table-cell office:value-type="float" office:value="10.1089775007579" calcext:value-type="float">
            <text:p>10.108977500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9" calcext:value-type="float">
            <text:p>12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5"/>
          <table:table-cell office:value-type="float" office:value="1777.73609228179" calcext:value-type="float">
            <text:p>1777.7360922818</text:p>
          </table:table-cell>
          <table:table-cell office:value-type="float" office:value="0.103426673746494" calcext:value-type="float">
            <text:p>0.1034266737</text:p>
          </table:table-cell>
          <table:table-cell office:value-type="float" office:value="5.72267350914551" calcext:value-type="float">
            <text:p>5.722673509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714.80675366698" calcext:value-type="float">
            <text:p>1714.806753667</text:p>
          </table:table-cell>
          <table:table-cell office:value-type="float" office:value="0.103687640584793" calcext:value-type="float">
            <text:p>0.1036876406</text:p>
          </table:table-cell>
          <table:table-cell office:value-type="float" office:value="6.25963108160512" calcext:value-type="float">
            <text:p>6.25963108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037.64154018483" calcext:value-type="float">
            <text:p>2037.6415401848</text:p>
          </table:table-cell>
          <table:table-cell office:value-type="float" office:value="3.86683305635896" calcext:value-type="float">
            <text:p>3.8668330564</text:p>
          </table:table-cell>
          <table:table-cell office:value-type="float" office:value="10.6832696388305" calcext:value-type="float">
            <text:p>10.68326963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3" calcext:value-type="float">
            <text:p>12.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1682.44229675593" calcext:value-type="float">
            <text:p>1682.4422967559</text:p>
          </table:table-cell>
          <table:table-cell office:value-type="float" office:value="0.000768047485564694" calcext:value-type="float">
            <text:p>0.0007680475</text:p>
          </table:table-cell>
          <table:table-cell office:value-type="float" office:value="9.95080900498125" calcext:value-type="float">
            <text:p>9.95080900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1660.67981229606" calcext:value-type="float">
            <text:p>1660.6798122961</text:p>
          </table:table-cell>
          <table:table-cell office:value-type="float" office:value="0.103227224685469" calcext:value-type="float">
            <text:p>0.1032272247</text:p>
          </table:table-cell>
          <table:table-cell office:value-type="float" office:value="6.25956999963087" calcext:value-type="float">
            <text:p>6.25956999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962.95727084411" calcext:value-type="float">
            <text:p>1962.9572708441</text:p>
          </table:table-cell>
          <table:table-cell office:value-type="float" office:value="0.103434740397208" calcext:value-type="float">
            <text:p>0.1034347404</text:p>
          </table:table-cell>
          <table:table-cell office:value-type="float" office:value="6.02484678146299" calcext:value-type="float">
            <text:p>6.02484678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660.59487741493" calcext:value-type="float">
            <text:p>1660.5948774149</text:p>
          </table:table-cell>
          <table:table-cell office:value-type="float" office:value="0.0992950108589383" calcext:value-type="float">
            <text:p>0.0992950109</text:p>
          </table:table-cell>
          <table:table-cell office:value-type="float" office:value="5.70574850209624" calcext:value-type="float">
            <text:p>5.70574850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87.06183072392" calcext:value-type="float">
            <text:p>2187.0618307239</text:p>
          </table:table-cell>
          <table:table-cell office:value-type="float" office:value="3.87942642098414" calcext:value-type="float">
            <text:p>3.879426421</text:p>
          </table:table-cell>
          <table:table-cell office:value-type="float" office:value="10.7127795612661" calcext:value-type="float">
            <text:p>10.71277956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89" calcext:value-type="float">
            <text:p>12.8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5"/>
          <table:table-cell office:value-type="float" office:value="2015.96681455101" calcext:value-type="float">
            <text:p>2015.966814551</text:p>
          </table:table-cell>
          <table:table-cell office:value-type="float" office:value="3.8836501645024" calcext:value-type="float">
            <text:p>3.8836501645</text:p>
          </table:table-cell>
          <table:table-cell office:value-type="float" office:value="10.7599655826675" calcext:value-type="float">
            <text:p>10.759965582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74" calcext:value-type="float">
            <text:p>12.8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5"/>
          <table:table-cell office:value-type="float" office:value="1731.66187664297" calcext:value-type="float">
            <text:p>1731.661876643</text:p>
          </table:table-cell>
          <table:table-cell office:value-type="float" office:value="0.102927803857426" calcext:value-type="float">
            <text:p>0.1029278039</text:p>
          </table:table-cell>
          <table:table-cell office:value-type="float" office:value="5.6975451612186" calcext:value-type="float">
            <text:p>5.69754516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363.67185882104" calcext:value-type="float">
            <text:p>1363.671858821</text:p>
          </table:table-cell>
          <table:table-cell office:value-type="float" office:value="0.10343448248033" calcext:value-type="float">
            <text:p>0.1034344825</text:p>
          </table:table-cell>
          <table:table-cell office:value-type="float" office:value="5.97200529873789" calcext:value-type="float">
            <text:p>5.97200529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2203.4751525804" calcext:value-type="float">
            <text:p>2203.4751525804</text:p>
          </table:table-cell>
          <table:table-cell office:value-type="float" office:value="3.90034952878632" calcext:value-type="float">
            <text:p>3.9003495288</text:p>
          </table:table-cell>
          <table:table-cell office:value-type="float" office:value="10.1200295682654" calcext:value-type="float">
            <text:p>10.12002956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9" calcext:value-type="float">
            <text:p>12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2001.17636519334" calcext:value-type="float">
            <text:p>2001.1763651933</text:p>
          </table:table-cell>
          <table:table-cell office:value-type="float" office:value="0.103348663388374" calcext:value-type="float">
            <text:p>0.1033486634</text:p>
          </table:table-cell>
          <table:table-cell office:value-type="float" office:value="6.12380522404306" calcext:value-type="float">
            <text:p>6.1238052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594.67685405983" calcext:value-type="float">
            <text:p>1594.6768540598</text:p>
          </table:table-cell>
          <table:table-cell office:value-type="float" office:value="0.103125586013357" calcext:value-type="float">
            <text:p>0.103125586</text:p>
          </table:table-cell>
          <table:table-cell office:value-type="float" office:value="6.18421229550038" calcext:value-type="float">
            <text:p>6.184212295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869.034909809989" calcext:value-type="float">
            <text:p>869.03490981</text:p>
          </table:table-cell>
          <table:table-cell office:value-type="float" office:value="0.103532771380781" calcext:value-type="float">
            <text:p>0.1035327714</text:p>
          </table:table-cell>
          <table:table-cell office:value-type="float" office:value="6.05907265966485" calcext:value-type="float">
            <text:p>6.059072659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1717.41620209619" calcext:value-type="float">
            <text:p>1717.4162020962</text:p>
          </table:table-cell>
          <table:table-cell office:value-type="float" office:value="3.90000028054315" calcext:value-type="float">
            <text:p>3.9000002805</text:p>
          </table:table-cell>
          <table:table-cell office:value-type="float" office:value="10.0176770349203" calcext:value-type="float">
            <text:p>10.01767703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9" calcext:value-type="float">
            <text:p>749</text:p>
          </table:table-cell>
        </table:table-row>
        <table:table-row table:style-name="ro1">
          <table:table-cell table:number-columns-repeated="5"/>
          <table:table-cell office:value-type="float" office:value="2091.75868751506" calcext:value-type="float">
            <text:p>2091.7586875151</text:p>
          </table:table-cell>
          <table:table-cell office:value-type="float" office:value="3.89976873307979" calcext:value-type="float">
            <text:p>3.8997687331</text:p>
          </table:table-cell>
          <table:table-cell office:value-type="float" office:value="10.1240649787308" calcext:value-type="float">
            <text:p>10.12406497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5"/>
          <table:table-cell office:value-type="float" office:value="2051.19842331217" calcext:value-type="float">
            <text:p>2051.1984233122</text:p>
          </table:table-cell>
          <table:table-cell office:value-type="float" office:value="0.103292917087476" calcext:value-type="float">
            <text:p>0.1032929171</text:p>
          </table:table-cell>
          <table:table-cell office:value-type="float" office:value="6.24296344399197" calcext:value-type="float">
            <text:p>6.2429634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5"/>
          <table:table-cell office:value-type="float" office:value="2131.26384880375" calcext:value-type="float">
            <text:p>2131.2638488038</text:p>
          </table:table-cell>
          <table:table-cell office:value-type="float" office:value="0.103099532411003" calcext:value-type="float">
            <text:p>0.1030995324</text:p>
          </table:table-cell>
          <table:table-cell office:value-type="float" office:value="6.36899845737121" calcext:value-type="float">
            <text:p>6.36899845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5"/>
          <table:table-cell office:value-type="float" office:value="1631.1995711496" calcext:value-type="float">
            <text:p>1631.1995711496</text:p>
          </table:table-cell>
          <table:table-cell office:value-type="float" office:value="0.103510753548564" calcext:value-type="float">
            <text:p>0.1035107535</text:p>
          </table:table-cell>
          <table:table-cell office:value-type="float" office:value="6.24024483630875" calcext:value-type="float">
            <text:p>6.240244836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490.10241101641" calcext:value-type="float">
            <text:p>1490.1024110164</text:p>
          </table:table-cell>
          <table:table-cell office:value-type="float" office:value="0.103669619846807" calcext:value-type="float">
            <text:p>0.1036696198</text:p>
          </table:table-cell>
          <table:table-cell office:value-type="float" office:value="6.15378329530726" calcext:value-type="float">
            <text:p>6.15378329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371.54800472545" calcext:value-type="float">
            <text:p>1371.5480047255</text:p>
          </table:table-cell>
          <table:table-cell office:value-type="float" office:value="0.101399685911714" calcext:value-type="float">
            <text:p>0.1013996859</text:p>
          </table:table-cell>
          <table:table-cell office:value-type="float" office:value="5.95730874231483" calcext:value-type="float">
            <text:p>5.95730874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62.088671476" calcext:value-type="float">
            <text:p>2162.088671476</text:p>
          </table:table-cell>
          <table:table-cell office:value-type="float" office:value="3.89967168047165" calcext:value-type="float">
            <text:p>3.8996716805</text:p>
          </table:table-cell>
          <table:table-cell office:value-type="float" office:value="10.1380843970408" calcext:value-type="float">
            <text:p>10.13808439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4" calcext:value-type="float">
            <text:p>734</text:p>
          </table:table-cell>
        </table:table-row>
        <table:table-row table:style-name="ro1">
          <table:table-cell table:number-columns-repeated="5"/>
          <table:table-cell office:value-type="float" office:value="1952.91845434779" calcext:value-type="float">
            <text:p>1952.9184543478</text:p>
          </table:table-cell>
          <table:table-cell office:value-type="float" office:value="0.103585293755785" calcext:value-type="float">
            <text:p>0.1035852938</text:p>
          </table:table-cell>
          <table:table-cell office:value-type="float" office:value="6.29945657418984" calcext:value-type="float">
            <text:p>6.29945657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879.91734777979" calcext:value-type="float">
            <text:p>1879.9173477798</text:p>
          </table:table-cell>
          <table:table-cell office:value-type="float" office:value="0.0837386161141147" calcext:value-type="float">
            <text:p>0.0837386161</text:p>
          </table:table-cell>
          <table:table-cell office:value-type="float" office:value="10.0023131557721" calcext:value-type="float">
            <text:p>10.00231315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5"/>
          <table:table-cell office:value-type="float" office:value="1712.92804933581" calcext:value-type="float">
            <text:p>1712.9280493358</text:p>
          </table:table-cell>
          <table:table-cell office:value-type="float" office:value="0.102368825497914" calcext:value-type="float">
            <text:p>0.1023688255</text:p>
          </table:table-cell>
          <table:table-cell office:value-type="float" office:value="5.71508582353691" calcext:value-type="float">
            <text:p>5.71508582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43.35962824027" calcext:value-type="float">
            <text:p>2143.3596282403</text:p>
          </table:table-cell>
          <table:table-cell office:value-type="float" office:value="3.89980238083989" calcext:value-type="float">
            <text:p>3.8998023808</text:p>
          </table:table-cell>
          <table:table-cell office:value-type="float" office:value="10.0270302483184" calcext:value-type="float">
            <text:p>10.02703024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1134.83947048049" calcext:value-type="float">
            <text:p>1134.8394704805</text:p>
          </table:table-cell>
          <table:table-cell office:value-type="float" office:value="0.103721601430083" calcext:value-type="float">
            <text:p>0.1037216014</text:p>
          </table:table-cell>
          <table:table-cell office:value-type="float" office:value="6.20485828007909" calcext:value-type="float">
            <text:p>6.204858280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694.1375232703" calcext:value-type="float">
            <text:p>1694.1375232703</text:p>
          </table:table-cell>
          <table:table-cell office:value-type="float" office:value="0.10292416323253" calcext:value-type="float">
            <text:p>0.1029241632</text:p>
          </table:table-cell>
          <table:table-cell office:value-type="float" office:value="5.69148561144497" calcext:value-type="float">
            <text:p>5.69148561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896.8254423422" calcext:value-type="float">
            <text:p>1896.8254423422</text:p>
          </table:table-cell>
          <table:table-cell office:value-type="float" office:value="0.10307153389877" calcext:value-type="float">
            <text:p>0.1030715339</text:p>
          </table:table-cell>
          <table:table-cell office:value-type="float" office:value="6.25965831037449" calcext:value-type="float">
            <text:p>6.259658310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90.18758935589" calcext:value-type="float">
            <text:p>1690.1875893559</text:p>
          </table:table-cell>
          <table:table-cell office:value-type="float" office:value="0.103495591247469" calcext:value-type="float">
            <text:p>0.1034955912</text:p>
          </table:table-cell>
          <table:table-cell office:value-type="float" office:value="6.04923898183448" calcext:value-type="float">
            <text:p>6.049238981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1684.94182090255" calcext:value-type="float">
            <text:p>1684.9418209026</text:p>
          </table:table-cell>
          <table:table-cell office:value-type="float" office:value="0.102727064717895" calcext:value-type="float">
            <text:p>0.1027270647</text:p>
          </table:table-cell>
          <table:table-cell office:value-type="float" office:value="5.70024622583872" calcext:value-type="float">
            <text:p>5.70024622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734.1684197534" calcext:value-type="float">
            <text:p>1734.1684197534</text:p>
          </table:table-cell>
          <table:table-cell office:value-type="float" office:value="0.102636777223072" calcext:value-type="float">
            <text:p>0.1026367772</text:p>
          </table:table-cell>
          <table:table-cell office:value-type="float" office:value="6.22171684440541" calcext:value-type="float">
            <text:p>6.22171684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767.82416522215" calcext:value-type="float">
            <text:p>1767.8241652222</text:p>
          </table:table-cell>
          <table:table-cell office:value-type="float" office:value="0.069765738748174" calcext:value-type="float">
            <text:p>0.0697657387</text:p>
          </table:table-cell>
          <table:table-cell office:value-type="float" office:value="9.99277041494452" calcext:value-type="float">
            <text:p>9.99277041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5"/>
          <table:table-cell office:value-type="float" office:value="1548.22717491946" calcext:value-type="float">
            <text:p>1548.2271749195</text:p>
          </table:table-cell>
          <table:table-cell office:value-type="float" office:value="0.10152233614297" calcext:value-type="float">
            <text:p>0.1015223361</text:p>
          </table:table-cell>
          <table:table-cell office:value-type="float" office:value="5.75451664158722" calcext:value-type="float">
            <text:p>5.75451664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2048.7882921072" calcext:value-type="float">
            <text:p>2048.7882921072</text:p>
          </table:table-cell>
          <table:table-cell office:value-type="float" office:value="0.103633235009948" calcext:value-type="float">
            <text:p>0.103633235</text:p>
          </table:table-cell>
          <table:table-cell office:value-type="float" office:value="6.28525536190232" calcext:value-type="float">
            <text:p>6.285255361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710.85519598377" calcext:value-type="float">
            <text:p>1710.8551959838</text:p>
          </table:table-cell>
          <table:table-cell office:value-type="float" office:value="0.101059340464085" calcext:value-type="float">
            <text:p>0.1010593405</text:p>
          </table:table-cell>
          <table:table-cell office:value-type="float" office:value="6.0312100277534" calcext:value-type="float">
            <text:p>6.031210027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1217.05515080246" calcext:value-type="float">
            <text:p>1217.0551508025</text:p>
          </table:table-cell>
          <table:table-cell office:value-type="float" office:value="0.103563874409689" calcext:value-type="float">
            <text:p>0.1035638744</text:p>
          </table:table-cell>
          <table:table-cell office:value-type="float" office:value="6.07928029109902" calcext:value-type="float">
            <text:p>6.07928029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5"/>
          <table:table-cell office:value-type="float" office:value="1695.82713888408" calcext:value-type="float">
            <text:p>1695.8271388841</text:p>
          </table:table-cell>
          <table:table-cell office:value-type="float" office:value="0.103631051427291" calcext:value-type="float">
            <text:p>0.1036310514</text:p>
          </table:table-cell>
          <table:table-cell office:value-type="float" office:value="6.17574285772406" calcext:value-type="float">
            <text:p>6.175742857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2291.31377774354" calcext:value-type="float">
            <text:p>2291.3137777435</text:p>
          </table:table-cell>
          <table:table-cell office:value-type="float" office:value="3.89980859941284" calcext:value-type="float">
            <text:p>3.8998085994</text:p>
          </table:table-cell>
          <table:table-cell office:value-type="float" office:value="10.0275330409217" calcext:value-type="float">
            <text:p>10.02753304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1" calcext:value-type="float">
            <text:p>741</text:p>
          </table:table-cell>
        </table:table-row>
        <table:table-row table:style-name="ro1">
          <table:table-cell table:number-columns-repeated="5"/>
          <table:table-cell office:value-type="float" office:value="1622.48275817894" calcext:value-type="float">
            <text:p>1622.4827581789</text:p>
          </table:table-cell>
          <table:table-cell office:value-type="float" office:value="3.89675753167856" calcext:value-type="float">
            <text:p>3.8967575317</text:p>
          </table:table-cell>
          <table:table-cell office:value-type="float" office:value="10.2726020457188" calcext:value-type="float">
            <text:p>10.272602045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31" calcext:value-type="float">
            <text:p>12.8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5"/>
          <table:table-cell office:value-type="float" office:value="2122.71269198294" calcext:value-type="float">
            <text:p>2122.7126919829</text:p>
          </table:table-cell>
          <table:table-cell office:value-type="float" office:value="0.207238516402366" calcext:value-type="float">
            <text:p>0.2072385164</text:p>
          </table:table-cell>
          <table:table-cell office:value-type="float" office:value="9.95422689508944" calcext:value-type="float">
            <text:p>9.954226895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5"/>
          <table:table-cell office:value-type="float" office:value="1654.85980364444" calcext:value-type="float">
            <text:p>1654.8598036444</text:p>
          </table:table-cell>
          <table:table-cell office:value-type="float" office:value="0.103500357118262" calcext:value-type="float">
            <text:p>0.1035003571</text:p>
          </table:table-cell>
          <table:table-cell office:value-type="float" office:value="6.1297419211213" calcext:value-type="float">
            <text:p>6.12974192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2045.30220129987" calcext:value-type="float">
            <text:p>2045.3022012999</text:p>
          </table:table-cell>
          <table:table-cell office:value-type="float" office:value="0.101331053228352" calcext:value-type="float">
            <text:p>0.1013310532</text:p>
          </table:table-cell>
          <table:table-cell office:value-type="float" office:value="6.03311250306205" calcext:value-type="float">
            <text:p>6.03311250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396.265371791" calcext:value-type="float">
            <text:p>1396.265371791</text:p>
          </table:table-cell>
          <table:table-cell office:value-type="float" office:value="0.103275862507463" calcext:value-type="float">
            <text:p>0.1032758625</text:p>
          </table:table-cell>
          <table:table-cell office:value-type="float" office:value="6.05869962060253" calcext:value-type="float">
            <text:p>6.05869962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573.19898655074" calcext:value-type="float">
            <text:p>1573.1989865507</text:p>
          </table:table-cell>
          <table:table-cell office:value-type="float" office:value="0.103412907435612" calcext:value-type="float">
            <text:p>0.1034129074</text:p>
          </table:table-cell>
          <table:table-cell office:value-type="float" office:value="5.7902916446712" calcext:value-type="float">
            <text:p>5.79029164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5"/>
          <table:table-cell office:value-type="float" office:value="1677.53691362551" calcext:value-type="float">
            <text:p>1677.5369136255</text:p>
          </table:table-cell>
          <table:table-cell office:value-type="float" office:value="0.103418469988394" calcext:value-type="float">
            <text:p>0.10341847</text:p>
          </table:table-cell>
          <table:table-cell office:value-type="float" office:value="5.94269064596248" calcext:value-type="float">
            <text:p>5.9426906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1931.2653054655" calcext:value-type="float">
            <text:p>1931.2653054655</text:p>
          </table:table-cell>
          <table:table-cell office:value-type="float" office:value="0.100167811214275" calcext:value-type="float">
            <text:p>0.1001678112</text:p>
          </table:table-cell>
          <table:table-cell office:value-type="float" office:value="9.83716888049431" calcext:value-type="float">
            <text:p>9.837168880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5"/>
          <table:table-cell office:value-type="float" office:value="2092.38006332594" calcext:value-type="float">
            <text:p>2092.3800633259</text:p>
          </table:table-cell>
          <table:table-cell office:value-type="float" office:value="3.9009803016204" calcext:value-type="float">
            <text:p>3.9009803016</text:p>
          </table:table-cell>
          <table:table-cell office:value-type="float" office:value="10.0668251480974" calcext:value-type="float">
            <text:p>10.066825148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7" calcext:value-type="float">
            <text:p>12.8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1" calcext:value-type="float">
            <text:p>771</text:p>
          </table:table-cell>
        </table:table-row>
        <table:table-row table:style-name="ro1">
          <table:table-cell table:number-columns-repeated="5"/>
          <table:table-cell office:value-type="float" office:value="1779.04698885466" calcext:value-type="float">
            <text:p>1779.0469888547</text:p>
          </table:table-cell>
          <table:table-cell office:value-type="float" office:value="3.89980515986191" calcext:value-type="float">
            <text:p>3.8998051599</text:p>
          </table:table-cell>
          <table:table-cell office:value-type="float" office:value="10.0295431188295" calcext:value-type="float">
            <text:p>10.02954311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4774.00132527581" calcext:value-type="float">
            <text:p>4774.0013252758</text:p>
          </table:table-cell>
          <table:table-cell office:value-type="float" office:value="4.1039073944582" calcext:value-type="float">
            <text:p>4.1039073945</text:p>
          </table:table-cell>
          <table:table-cell office:value-type="float" office:value="15.7098636338288" calcext:value-type="float">
            <text:p>15.70986363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184" calcext:value-type="float">
            <text:p>12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5"/>
          <table:table-cell office:value-type="float" office:value="2033.83292683696" calcext:value-type="float">
            <text:p>2033.832926837</text:p>
          </table:table-cell>
          <table:table-cell office:value-type="float" office:value="3.89953479670557" calcext:value-type="float">
            <text:p>3.8995347967</text:p>
          </table:table-cell>
          <table:table-cell office:value-type="float" office:value="10.03540560375" calcext:value-type="float">
            <text:p>10.03540560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7" calcext:value-type="float">
            <text:p>747</text:p>
          </table:table-cell>
        </table:table-row>
        <table:table-row table:style-name="ro1">
          <table:table-cell table:number-columns-repeated="5"/>
          <table:table-cell office:value-type="float" office:value="2051.10201676459" calcext:value-type="float">
            <text:p>2051.1020167646</text:p>
          </table:table-cell>
          <table:table-cell office:value-type="float" office:value="3.89988094664974" calcext:value-type="float">
            <text:p>3.8998809466</text:p>
          </table:table-cell>
          <table:table-cell office:value-type="float" office:value="10.1432551308565" calcext:value-type="float">
            <text:p>10.14325513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9" calcext:value-type="float">
            <text:p>739</text:p>
          </table:table-cell>
        </table:table-row>
        <table:table-row table:style-name="ro1">
          <table:table-cell table:number-columns-repeated="5"/>
          <table:table-cell office:value-type="float" office:value="1633.00415578052" calcext:value-type="float">
            <text:p>1633.0041557805</text:p>
          </table:table-cell>
          <table:table-cell office:value-type="float" office:value="0.0970796522375785" calcext:value-type="float">
            <text:p>0.0970796522</text:p>
          </table:table-cell>
          <table:table-cell office:value-type="float" office:value="5.86480555736485" calcext:value-type="float">
            <text:p>5.86480555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124.83065407626" calcext:value-type="float">
            <text:p>1124.8306540763</text:p>
          </table:table-cell>
          <table:table-cell office:value-type="float" office:value="0.102010243162262" calcext:value-type="float">
            <text:p>0.1020102432</text:p>
          </table:table-cell>
          <table:table-cell office:value-type="float" office:value="6.18043462093587" calcext:value-type="float">
            <text:p>6.18043462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767.23935604401" calcext:value-type="float">
            <text:p>1767.239356044</text:p>
          </table:table-cell>
          <table:table-cell office:value-type="float" office:value="0.103680096686645" calcext:value-type="float">
            <text:p>0.1036800967</text:p>
          </table:table-cell>
          <table:table-cell office:value-type="float" office:value="6.22606869207744" calcext:value-type="float">
            <text:p>6.22606869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84.97791225792" calcext:value-type="float">
            <text:p>1684.9779122579</text:p>
          </table:table-cell>
          <table:table-cell office:value-type="float" office:value="0.101331358414832" calcext:value-type="float">
            <text:p>0.1013313584</text:p>
          </table:table-cell>
          <table:table-cell office:value-type="float" office:value="5.68856502997817" calcext:value-type="float">
            <text:p>5.688565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700.61439712375" calcext:value-type="float">
            <text:p>1700.6143971238</text:p>
          </table:table-cell>
          <table:table-cell office:value-type="float" office:value="0.103121323540213" calcext:value-type="float">
            <text:p>0.1031213235</text:p>
          </table:table-cell>
          <table:table-cell office:value-type="float" office:value="6.14307493165079" calcext:value-type="float">
            <text:p>6.14307493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2198.86707504136" calcext:value-type="float">
            <text:p>2198.8670750414</text:p>
          </table:table-cell>
          <table:table-cell office:value-type="float" office:value="3.8999072285658" calcext:value-type="float">
            <text:p>3.8999072286</text:p>
          </table:table-cell>
          <table:table-cell office:value-type="float" office:value="10.0728711574078" calcext:value-type="float">
            <text:p>10.07287115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5"/>
          <table:table-cell office:value-type="float" office:value="1634.96652484081" calcext:value-type="float">
            <text:p>1634.9665248408</text:p>
          </table:table-cell>
          <table:table-cell office:value-type="float" office:value="0.0990958488760754" calcext:value-type="float">
            <text:p>0.0990958489</text:p>
          </table:table-cell>
          <table:table-cell office:value-type="float" office:value="5.73454100715005" calcext:value-type="float">
            <text:p>5.734541007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985.91917638413" calcext:value-type="float">
            <text:p>1985.9191763841</text:p>
          </table:table-cell>
          <table:table-cell office:value-type="float" office:value="0.102230159467341" calcext:value-type="float">
            <text:p>0.1022301595</text:p>
          </table:table-cell>
          <table:table-cell office:value-type="float" office:value="6.14948216143032" calcext:value-type="float">
            <text:p>6.14948216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table:number-columns-repeated="5"/>
          <table:table-cell office:value-type="float" office:value="1398.8640620713" calcext:value-type="float">
            <text:p>1398.8640620713</text:p>
          </table:table-cell>
          <table:table-cell office:value-type="float" office:value="0.103651547558531" calcext:value-type="float">
            <text:p>0.1036515476</text:p>
          </table:table-cell>
          <table:table-cell office:value-type="float" office:value="6.17869602401036" calcext:value-type="float">
            <text:p>6.1786960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5"/>
          <table:table-cell office:value-type="float" office:value="1807.07327305304" calcext:value-type="float">
            <text:p>1807.073273053</text:p>
          </table:table-cell>
          <table:table-cell office:value-type="float" office:value="3.90003289756944" calcext:value-type="float">
            <text:p>3.9000328976</text:p>
          </table:table-cell>
          <table:table-cell office:value-type="float" office:value="10.029415129459" calcext:value-type="float">
            <text:p>10.029415129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2" calcext:value-type="float">
            <text:p>752</text:p>
          </table:table-cell>
        </table:table-row>
        <table:table-row table:style-name="ro1">
          <table:table-cell table:number-columns-repeated="5"/>
          <table:table-cell office:value-type="float" office:value="1619.24685780755" calcext:value-type="float">
            <text:p>1619.2468578076</text:p>
          </table:table-cell>
          <table:table-cell office:value-type="float" office:value="0.102178980594394" calcext:value-type="float">
            <text:p>0.1021789806</text:p>
          </table:table-cell>
          <table:table-cell office:value-type="float" office:value="6.18641358924694" calcext:value-type="float">
            <text:p>6.186413589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874.73594767257" calcext:value-type="float">
            <text:p>1874.7359476726</text:p>
          </table:table-cell>
          <table:table-cell office:value-type="float" office:value="0.101996248348684" calcext:value-type="float">
            <text:p>0.1019962483</text:p>
          </table:table-cell>
          <table:table-cell office:value-type="float" office:value="5.94131663427897" calcext:value-type="float">
            <text:p>5.941316634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352.43481183254" calcext:value-type="float">
            <text:p>1352.4348118325</text:p>
          </table:table-cell>
          <table:table-cell office:value-type="float" office:value="0.103461623207128" calcext:value-type="float">
            <text:p>0.1034616232</text:p>
          </table:table-cell>
          <table:table-cell office:value-type="float" office:value="6.22563389711975" calcext:value-type="float">
            <text:p>6.225633897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88.73921786882" calcext:value-type="float">
            <text:p>1688.7392178688</text:p>
          </table:table-cell>
          <table:table-cell office:value-type="float" office:value="0.100747192621002" calcext:value-type="float">
            <text:p>0.1007471926</text:p>
          </table:table-cell>
          <table:table-cell office:value-type="float" office:value="6.05901206058952" calcext:value-type="float">
            <text:p>6.05901206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2214.92727202181" calcext:value-type="float">
            <text:p>2214.9272720218</text:p>
          </table:table-cell>
          <table:table-cell office:value-type="float" office:value="0.103235642628897" calcext:value-type="float">
            <text:p>0.1032356426</text:p>
          </table:table-cell>
          <table:table-cell office:value-type="float" office:value="6.40438592631694" calcext:value-type="float">
            <text:p>6.404385926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5"/>
          <table:table-cell office:value-type="float" office:value="2245.37948769617" calcext:value-type="float">
            <text:p>2245.3794876962</text:p>
          </table:table-cell>
          <table:table-cell office:value-type="float" office:value="0.0102671569221009" calcext:value-type="float">
            <text:p>0.0102671569</text:p>
          </table:table-cell>
          <table:table-cell office:value-type="float" office:value="9.96038121241999" calcext:value-type="float">
            <text:p>9.96038121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5"/>
          <table:table-cell office:value-type="float" office:value="2084.67917031723" calcext:value-type="float">
            <text:p>2084.6791703172</text:p>
          </table:table-cell>
          <table:table-cell office:value-type="float" office:value="3.899781728413" calcext:value-type="float">
            <text:p>3.8997817284</text:p>
          </table:table-cell>
          <table:table-cell office:value-type="float" office:value="10.1111168158414" calcext:value-type="float">
            <text:p>10.11111681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5"/>
          <table:table-cell office:value-type="float" office:value="2090.91251672378" calcext:value-type="float">
            <text:p>2090.9125167238</text:p>
          </table:table-cell>
          <table:table-cell office:value-type="float" office:value="0.103053347868517" calcext:value-type="float">
            <text:p>0.1030533479</text:p>
          </table:table-cell>
          <table:table-cell office:value-type="float" office:value="6.32155929306631" calcext:value-type="float">
            <text:p>6.32155929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float" office:value="1338.0908525808" calcext:value-type="float">
            <text:p>1338.0908525808</text:p>
          </table:table-cell>
          <table:table-cell office:value-type="float" office:value="0.103464835419254" calcext:value-type="float">
            <text:p>0.1034648354</text:p>
          </table:table-cell>
          <table:table-cell office:value-type="float" office:value="6.08945466420647" calcext:value-type="float">
            <text:p>6.08945466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851.446430994549" calcext:value-type="float">
            <text:p>851.4464309945</text:p>
          </table:table-cell>
          <table:table-cell office:value-type="float" office:value="0.103513559057255" calcext:value-type="float">
            <text:p>0.1035135591</text:p>
          </table:table-cell>
          <table:table-cell office:value-type="float" office:value="6.10727840844521" calcext:value-type="float">
            <text:p>6.107278408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5"/>
          <table:table-cell office:value-type="float" office:value="1563.52130636336" calcext:value-type="float">
            <text:p>1563.5213063634</text:p>
          </table:table-cell>
          <table:table-cell office:value-type="float" office:value="0.100164402039352" calcext:value-type="float">
            <text:p>0.100164402</text:p>
          </table:table-cell>
          <table:table-cell office:value-type="float" office:value="5.76704267110145" calcext:value-type="float">
            <text:p>5.76704267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2120.49831064165" calcext:value-type="float">
            <text:p>2120.4983106417</text:p>
          </table:table-cell>
          <table:table-cell office:value-type="float" office:value="3.8997760806364" calcext:value-type="float">
            <text:p>3.8997760806</text:p>
          </table:table-cell>
          <table:table-cell office:value-type="float" office:value="10.1093171110089" calcext:value-type="float">
            <text:p>10.1093171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table:number-columns-repeated="5"/>
          <table:table-cell office:value-type="float" office:value="1687.19997917065" calcext:value-type="float">
            <text:p>1687.1999791707</text:p>
          </table:table-cell>
          <table:table-cell office:value-type="float" office:value="0.103508059722898" calcext:value-type="float">
            <text:p>0.1035080597</text:p>
          </table:table-cell>
          <table:table-cell office:value-type="float" office:value="5.88497405763598" calcext:value-type="float">
            <text:p>5.884974057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1730.94032706961" calcext:value-type="float">
            <text:p>1730.9403270696</text:p>
          </table:table-cell>
          <table:table-cell office:value-type="float" office:value="0.103620380558809" calcext:value-type="float">
            <text:p>0.1036203806</text:p>
          </table:table-cell>
          <table:table-cell office:value-type="float" office:value="6.24194767471217" calcext:value-type="float">
            <text:p>6.24194767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195.39261631993" calcext:value-type="float">
            <text:p>1195.3926163199</text:p>
          </table:table-cell>
          <table:table-cell office:value-type="float" office:value="0.103517290752965" calcext:value-type="float">
            <text:p>0.1035172908</text:p>
          </table:table-cell>
          <table:table-cell office:value-type="float" office:value="6.05537291286045" calcext:value-type="float">
            <text:p>6.055372912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5"/>
          <table:table-cell office:value-type="float" office:value="2016.36472374387" calcext:value-type="float">
            <text:p>2016.3647237439</text:p>
          </table:table-cell>
          <table:table-cell office:value-type="float" office:value="3.89994404030009" calcext:value-type="float">
            <text:p>3.8999440403</text:p>
          </table:table-cell>
          <table:table-cell office:value-type="float" office:value="10.0679739317351" calcext:value-type="float">
            <text:p>10.06797393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1691.13343912236" calcext:value-type="float">
            <text:p>1691.1334391224</text:p>
          </table:table-cell>
          <table:table-cell office:value-type="float" office:value="0.103528630729247" calcext:value-type="float">
            <text:p>0.1035286307</text:p>
          </table:table-cell>
          <table:table-cell office:value-type="float" office:value="5.75744901448299" calcext:value-type="float">
            <text:p>5.757449014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815.27866993802" calcext:value-type="float">
            <text:p>1815.278669938</text:p>
          </table:table-cell>
          <table:table-cell office:value-type="float" office:value="3.87252019949372" calcext:value-type="float">
            <text:p>3.8725201995</text:p>
          </table:table-cell>
          <table:table-cell office:value-type="float" office:value="10.8624165666997" calcext:value-type="float">
            <text:p>10.862416566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11" calcext:value-type="float">
            <text:p>12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5"/>
          <table:table-cell office:value-type="float" office:value="2155.7115169929" calcext:value-type="float">
            <text:p>2155.7115169929</text:p>
          </table:table-cell>
          <table:table-cell office:value-type="float" office:value="3.89996520933276" calcext:value-type="float">
            <text:p>3.8999652093</text:p>
          </table:table-cell>
          <table:table-cell office:value-type="float" office:value="10.0747415269295" calcext:value-type="float">
            <text:p>10.07474152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5"/>
          <table:table-cell office:value-type="float" office:value="1932.51438995441" calcext:value-type="float">
            <text:p>1932.5143899544</text:p>
          </table:table-cell>
          <table:table-cell office:value-type="float" office:value="0.103689000643362" calcext:value-type="float">
            <text:p>0.1036890006</text:p>
          </table:table-cell>
          <table:table-cell office:value-type="float" office:value="6.21884275908509" calcext:value-type="float">
            <text:p>6.218842759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806.89220517948" calcext:value-type="float">
            <text:p>1806.8922051795</text:p>
          </table:table-cell>
          <table:table-cell office:value-type="float" office:value="0.103614815708585" calcext:value-type="float">
            <text:p>0.1036148157</text:p>
          </table:table-cell>
          <table:table-cell office:value-type="float" office:value="6.16750212184376" calcext:value-type="float">
            <text:p>6.167502121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54.79073108167" calcext:value-type="float">
            <text:p>1654.7907310817</text:p>
          </table:table-cell>
          <table:table-cell office:value-type="float" office:value="3.89950756875892" calcext:value-type="float">
            <text:p>3.8995075688</text:p>
          </table:table-cell>
          <table:table-cell office:value-type="float" office:value="10.0552284789334" calcext:value-type="float">
            <text:p>10.055228478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7" calcext:value-type="float">
            <text:p>747</text:p>
          </table:table-cell>
        </table:table-row>
        <table:table-row table:style-name="ro1">
          <table:table-cell table:number-columns-repeated="5"/>
          <table:table-cell office:value-type="float" office:value="2228.21036301807" calcext:value-type="float">
            <text:p>2228.2103630181</text:p>
          </table:table-cell>
          <table:table-cell office:value-type="float" office:value="3.90007594680277" calcext:value-type="float">
            <text:p>3.9000759468</text:p>
          </table:table-cell>
          <table:table-cell office:value-type="float" office:value="10.0491529274903" calcext:value-type="float">
            <text:p>10.04915292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5"/>
          <table:table-cell office:value-type="float" office:value="2118.90559964651" calcext:value-type="float">
            <text:p>2118.9055996465</text:p>
          </table:table-cell>
          <table:table-cell office:value-type="float" office:value="3.89992086066382" calcext:value-type="float">
            <text:p>3.8999208607</text:p>
          </table:table-cell>
          <table:table-cell office:value-type="float" office:value="10.0674799838994" calcext:value-type="float">
            <text:p>10.06747998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5"/>
          <table:table-cell office:value-type="float" office:value="1260.37643729548" calcext:value-type="float">
            <text:p>1260.3764372955</text:p>
          </table:table-cell>
          <table:table-cell office:value-type="float" office:value="0.102170454813995" calcext:value-type="float">
            <text:p>0.1021704548</text:p>
          </table:table-cell>
          <table:table-cell office:value-type="float" office:value="6.14098151417572" calcext:value-type="float">
            <text:p>6.14098151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2059.7275916644" calcext:value-type="float">
            <text:p>2059.7275916644</text:p>
          </table:table-cell>
          <table:table-cell office:value-type="float" office:value="0.103556482745251" calcext:value-type="float">
            <text:p>0.1035564827</text:p>
          </table:table-cell>
          <table:table-cell office:value-type="float" office:value="6.19089325987486" calcext:value-type="float">
            <text:p>6.19089325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580.50510907124" calcext:value-type="float">
            <text:p>1580.5051090712</text:p>
          </table:table-cell>
          <table:table-cell office:value-type="float" office:value="3.8997640554509" calcext:value-type="float">
            <text:p>3.8997640555</text:p>
          </table:table-cell>
          <table:table-cell office:value-type="float" office:value="10.1292767396048" calcext:value-type="float">
            <text:p>10.12927673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5"/>
          <table:table-cell office:value-type="float" office:value="1778.58229387077" calcext:value-type="float">
            <text:p>1778.5822938708</text:p>
          </table:table-cell>
          <table:table-cell office:value-type="float" office:value="0.0998556601200953" calcext:value-type="float">
            <text:p>0.0998556601</text:p>
          </table:table-cell>
          <table:table-cell office:value-type="float" office:value="5.69548526111732" calcext:value-type="float">
            <text:p>5.69548526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700.40676988694" calcext:value-type="float">
            <text:p>1700.4067698869</text:p>
          </table:table-cell>
          <table:table-cell office:value-type="float" office:value="0.100584262370518" calcext:value-type="float">
            <text:p>0.1005842624</text:p>
          </table:table-cell>
          <table:table-cell office:value-type="float" office:value="5.6909820638187" calcext:value-type="float">
            <text:p>5.69098206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598.91943508161" calcext:value-type="float">
            <text:p>1598.9194350816</text:p>
          </table:table-cell>
          <table:table-cell office:value-type="float" office:value="0.103101387058477" calcext:value-type="float">
            <text:p>0.1031013871</text:p>
          </table:table-cell>
          <table:table-cell office:value-type="float" office:value="5.6899532411036" calcext:value-type="float">
            <text:p>5.68995324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2315.4532520417" calcext:value-type="float">
            <text:p>2315.4532520417</text:p>
          </table:table-cell>
          <table:table-cell office:value-type="float" office:value="0.174193332670791" calcext:value-type="float">
            <text:p>0.1741933327</text:p>
          </table:table-cell>
          <table:table-cell office:value-type="float" office:value="9.94099203870448" calcext:value-type="float">
            <text:p>9.94099203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5"/>
          <table:table-cell office:value-type="float" office:value="1791.41424462606" calcext:value-type="float">
            <text:p>1791.4142446261</text:p>
          </table:table-cell>
          <table:table-cell office:value-type="float" office:value="3.90011257365622" calcext:value-type="float">
            <text:p>3.9001125737</text:p>
          </table:table-cell>
          <table:table-cell office:value-type="float" office:value="10.0379825199485" calcext:value-type="float">
            <text:p>10.03798251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5"/>
          <table:table-cell office:value-type="float" office:value="1985.97922485992" calcext:value-type="float">
            <text:p>1985.9792248599</text:p>
          </table:table-cell>
          <table:table-cell office:value-type="float" office:value="3.90001608241951" calcext:value-type="float">
            <text:p>3.9000160824</text:p>
          </table:table-cell>
          <table:table-cell office:value-type="float" office:value="10.1037127087042" calcext:value-type="float">
            <text:p>10.10371270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8" calcext:value-type="float">
            <text:p>738</text:p>
          </table:table-cell>
        </table:table-row>
        <table:table-row table:style-name="ro1">
          <table:table-cell table:number-columns-repeated="5"/>
          <table:table-cell office:value-type="float" office:value="1581.92527874879" calcext:value-type="float">
            <text:p>1581.9252787488</text:p>
          </table:table-cell>
          <table:table-cell office:value-type="float" office:value="0.1013370081793" calcext:value-type="float">
            <text:p>0.1013370082</text:p>
          </table:table-cell>
          <table:table-cell office:value-type="float" office:value="5.68539802074964" calcext:value-type="float">
            <text:p>5.685398020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620.23861163311" calcext:value-type="float">
            <text:p>1620.2386116331</text:p>
          </table:table-cell>
          <table:table-cell office:value-type="float" office:value="3.88087318583665" calcext:value-type="float">
            <text:p>3.8808731858</text:p>
          </table:table-cell>
          <table:table-cell office:value-type="float" office:value="10.6859556242316" calcext:value-type="float">
            <text:p>10.68595562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84" calcext:value-type="float">
            <text:p>12.8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5"/>
          <table:table-cell office:value-type="float" office:value="1657.13555254242" calcext:value-type="float">
            <text:p>1657.1355525424</text:p>
          </table:table-cell>
          <table:table-cell office:value-type="float" office:value="0.103587335600006" calcext:value-type="float">
            <text:p>0.1035873356</text:p>
          </table:table-cell>
          <table:table-cell office:value-type="float" office:value="6.20877591435135" calcext:value-type="float">
            <text:p>6.20877591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963.28543429355" calcext:value-type="float">
            <text:p>1963.2854342936</text:p>
          </table:table-cell>
          <table:table-cell office:value-type="float" office:value="3.89992179948851" calcext:value-type="float">
            <text:p>3.8999217995</text:p>
          </table:table-cell>
          <table:table-cell office:value-type="float" office:value="10.139694401234" calcext:value-type="float">
            <text:p>10.13969440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5"/>
          <table:table-cell office:value-type="float" office:value="1745.84426189066" calcext:value-type="float">
            <text:p>1745.8442618907</text:p>
          </table:table-cell>
          <table:table-cell office:value-type="float" office:value="0.100131036249969" calcext:value-type="float">
            <text:p>0.1001310362</text:p>
          </table:table-cell>
          <table:table-cell office:value-type="float" office:value="5.69723803112098" calcext:value-type="float">
            <text:p>5.69723803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547.99771346867" calcext:value-type="float">
            <text:p>1547.9977134687</text:p>
          </table:table-cell>
          <table:table-cell office:value-type="float" office:value="0.102870505831557" calcext:value-type="float">
            <text:p>0.1028705058</text:p>
          </table:table-cell>
          <table:table-cell office:value-type="float" office:value="6.19080780687107" calcext:value-type="float">
            <text:p>6.19080780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736.75391958673" calcext:value-type="float">
            <text:p>1736.7539195867</text:p>
          </table:table-cell>
          <table:table-cell office:value-type="float" office:value="0.103556810581548" calcext:value-type="float">
            <text:p>0.1035568106</text:p>
          </table:table-cell>
          <table:table-cell office:value-type="float" office:value="5.82761574240044" calcext:value-type="float">
            <text:p>5.82761574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26.67073527515" calcext:value-type="float">
            <text:p>2126.6707352752</text:p>
          </table:table-cell>
          <table:table-cell office:value-type="float" office:value="0.0109201423550154" calcext:value-type="float">
            <text:p>0.0109201424</text:p>
          </table:table-cell>
          <table:table-cell office:value-type="float" office:value="9.96029410949013" calcext:value-type="float">
            <text:p>9.960294109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1686.71672462163" calcext:value-type="float">
            <text:p>1686.7167246216</text:p>
          </table:table-cell>
          <table:table-cell office:value-type="float" office:value="0.102332426196673" calcext:value-type="float">
            <text:p>0.1023324262</text:p>
          </table:table-cell>
          <table:table-cell office:value-type="float" office:value="5.7016592669042" calcext:value-type="float">
            <text:p>5.70165926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716.89300778428" calcext:value-type="float">
            <text:p>1716.8930077843</text:p>
          </table:table-cell>
          <table:table-cell office:value-type="float" office:value="0.103128652330135" calcext:value-type="float">
            <text:p>0.1031286523</text:p>
          </table:table-cell>
          <table:table-cell office:value-type="float" office:value="5.68642208732424" calcext:value-type="float">
            <text:p>5.686422087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915.65245518398" calcext:value-type="float">
            <text:p>1915.652455184</text:p>
          </table:table-cell>
          <table:table-cell office:value-type="float" office:value="0.10347208808694" calcext:value-type="float">
            <text:p>0.1034720881</text:p>
          </table:table-cell>
          <table:table-cell office:value-type="float" office:value="5.96852100387731" calcext:value-type="float">
            <text:p>5.96852100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952.31025689823" calcext:value-type="float">
            <text:p>1952.3102568982</text:p>
          </table:table-cell>
          <table:table-cell office:value-type="float" office:value="0.103448028068915" calcext:value-type="float">
            <text:p>0.1034480281</text:p>
          </table:table-cell>
          <table:table-cell office:value-type="float" office:value="6.06280756430249" calcext:value-type="float">
            <text:p>6.062807564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4" calcext:value-type="float">
            <text:p>494</text:p>
          </table:table-cell>
        </table:table-row>
        <table:table-row table:style-name="ro1">
          <table:table-cell table:number-columns-repeated="5"/>
          <table:table-cell office:value-type="float" office:value="1544.88016813338" calcext:value-type="float">
            <text:p>1544.8801681334</text:p>
          </table:table-cell>
          <table:table-cell office:value-type="float" office:value="0.103314524963473" calcext:value-type="float">
            <text:p>0.103314525</text:p>
          </table:table-cell>
          <table:table-cell office:value-type="float" office:value="5.68938844502232" calcext:value-type="float">
            <text:p>5.68938844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367.88330994719" calcext:value-type="float">
            <text:p>1367.8833099472</text:p>
          </table:table-cell>
          <table:table-cell office:value-type="float" office:value="0.101809164291193" calcext:value-type="float">
            <text:p>0.1018091643</text:p>
          </table:table-cell>
          <table:table-cell office:value-type="float" office:value="6.16266742061679" calcext:value-type="float">
            <text:p>6.16266742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626.26076538325" calcext:value-type="float">
            <text:p>1626.2607653833</text:p>
          </table:table-cell>
          <table:table-cell office:value-type="float" office:value="0.10350464804513" calcext:value-type="float">
            <text:p>0.103504648</text:p>
          </table:table-cell>
          <table:table-cell office:value-type="float" office:value="6.27205105519787" calcext:value-type="float">
            <text:p>6.27205105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956.16726519139" calcext:value-type="float">
            <text:p>1956.1672651914</text:p>
          </table:table-cell>
          <table:table-cell office:value-type="float" office:value="0.103464851582325" calcext:value-type="float">
            <text:p>0.1034648516</text:p>
          </table:table-cell>
          <table:table-cell office:value-type="float" office:value="6.10929533658635" calcext:value-type="float">
            <text:p>6.10929533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690.49660634815" calcext:value-type="float">
            <text:p>1690.4966063482</text:p>
          </table:table-cell>
          <table:table-cell office:value-type="float" office:value="0.103538032073455" calcext:value-type="float">
            <text:p>0.1035380321</text:p>
          </table:table-cell>
          <table:table-cell office:value-type="float" office:value="6.04665477464372" calcext:value-type="float">
            <text:p>6.04665477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2487.18941850986" calcext:value-type="float">
            <text:p>2487.1894185099</text:p>
          </table:table-cell>
          <table:table-cell office:value-type="float" office:value="0.0998437087660964" calcext:value-type="float">
            <text:p>0.0998437088</text:p>
          </table:table-cell>
          <table:table-cell office:value-type="float" office:value="9.22235669648581" calcext:value-type="float">
            <text:p>9.222356696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5" calcext:value-type="float">
            <text:p>675</text:p>
          </table:table-cell>
        </table:table-row>
        <table:table-row table:style-name="ro1">
          <table:table-cell table:number-columns-repeated="5"/>
          <table:table-cell office:value-type="float" office:value="1771.98116225269" calcext:value-type="float">
            <text:p>1771.9811622527</text:p>
          </table:table-cell>
          <table:table-cell office:value-type="float" office:value="0.103710043755971" calcext:value-type="float">
            <text:p>0.1037100438</text:p>
          </table:table-cell>
          <table:table-cell office:value-type="float" office:value="6.25416116394357" calcext:value-type="float">
            <text:p>6.25416116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638.67400278827" calcext:value-type="float">
            <text:p>1638.6740027883</text:p>
          </table:table-cell>
          <table:table-cell office:value-type="float" office:value="0.103096888453337" calcext:value-type="float">
            <text:p>0.1030968885</text:p>
          </table:table-cell>
          <table:table-cell office:value-type="float" office:value="5.6897324020742" calcext:value-type="float">
            <text:p>5.68973240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908.38401410098" calcext:value-type="float">
            <text:p>1908.384014101</text:p>
          </table:table-cell>
          <table:table-cell office:value-type="float" office:value="0.103396536530019" calcext:value-type="float">
            <text:p>0.1033965365</text:p>
          </table:table-cell>
          <table:table-cell office:value-type="float" office:value="6.06299134820795" calcext:value-type="float">
            <text:p>6.062991348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994.69041599616" calcext:value-type="float">
            <text:p>1994.6904159962</text:p>
          </table:table-cell>
          <table:table-cell office:value-type="float" office:value="0.10200391639172" calcext:value-type="float">
            <text:p>0.1020039164</text:p>
          </table:table-cell>
          <table:table-cell office:value-type="float" office:value="6.21030342327193" calcext:value-type="float">
            <text:p>6.21030342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983.77662519588" calcext:value-type="float">
            <text:p>1983.7766251959</text:p>
          </table:table-cell>
          <table:table-cell office:value-type="float" office:value="3.89831206397794" calcext:value-type="float">
            <text:p>3.898312064</text:p>
          </table:table-cell>
          <table:table-cell office:value-type="float" office:value="10.1646243126125" calcext:value-type="float">
            <text:p>10.164624312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6" calcext:value-type="float">
            <text:p>12.8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2" calcext:value-type="float">
            <text:p>712</text:p>
          </table:table-cell>
        </table:table-row>
        <table:table-row table:style-name="ro1">
          <table:table-cell table:number-columns-repeated="5"/>
          <table:table-cell office:value-type="float" office:value="2252.48744529229" calcext:value-type="float">
            <text:p>2252.4874452923</text:p>
          </table:table-cell>
          <table:table-cell office:value-type="float" office:value="3.89980901671568" calcext:value-type="float">
            <text:p>3.8998090167</text:p>
          </table:table-cell>
          <table:table-cell office:value-type="float" office:value="10.102902795181" calcext:value-type="float">
            <text:p>10.10290279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2" calcext:value-type="float">
            <text:p>742</text:p>
          </table:table-cell>
        </table:table-row>
        <table:table-row table:style-name="ro1">
          <table:table-cell table:number-columns-repeated="5"/>
          <table:table-cell office:value-type="float" office:value="1229.54778112178" calcext:value-type="float">
            <text:p>1229.5477811218</text:p>
          </table:table-cell>
          <table:table-cell office:value-type="float" office:value="0.103665213744465" calcext:value-type="float">
            <text:p>0.1036652137</text:p>
          </table:table-cell>
          <table:table-cell office:value-type="float" office:value="6.13220112457168" calcext:value-type="float">
            <text:p>6.13220112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807.87614650681" calcext:value-type="float">
            <text:p>1807.8761465068</text:p>
          </table:table-cell>
          <table:table-cell office:value-type="float" office:value="0.102375092361797" calcext:value-type="float">
            <text:p>0.1023750924</text:p>
          </table:table-cell>
          <table:table-cell office:value-type="float" office:value="6.23321624472376" calcext:value-type="float">
            <text:p>6.23321624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673.99555239848" calcext:value-type="float">
            <text:p>1673.9955523985</text:p>
          </table:table-cell>
          <table:table-cell office:value-type="float" office:value="0.0980446758319076" calcext:value-type="float">
            <text:p>0.0980446758</text:p>
          </table:table-cell>
          <table:table-cell office:value-type="float" office:value="5.8152192100023" calcext:value-type="float">
            <text:p>5.815219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43.06477841025" calcext:value-type="float">
            <text:p>2143.0647784103</text:p>
          </table:table-cell>
          <table:table-cell office:value-type="float" office:value="3.90003766176107" calcext:value-type="float">
            <text:p>3.9000376618</text:p>
          </table:table-cell>
          <table:table-cell office:value-type="float" office:value="10.0406905595479" calcext:value-type="float">
            <text:p>10.040690559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5"/>
          <table:table-cell office:value-type="float" office:value="1899.03877554192" calcext:value-type="float">
            <text:p>1899.0387755419</text:p>
          </table:table-cell>
          <table:table-cell office:value-type="float" office:value="3.89991066296337" calcext:value-type="float">
            <text:p>3.899910663</text:p>
          </table:table-cell>
          <table:table-cell office:value-type="float" office:value="10.0322619523393" calcext:value-type="float">
            <text:p>10.03226195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2043.05564390964" calcext:value-type="float">
            <text:p>2043.0556439096</text:p>
          </table:table-cell>
          <table:table-cell office:value-type="float" office:value="3.89956460681199" calcext:value-type="float">
            <text:p>3.8995646068</text:p>
          </table:table-cell>
          <table:table-cell office:value-type="float" office:value="10.0559746129841" calcext:value-type="float">
            <text:p>10.0559746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5"/>
          <table:table-cell office:value-type="float" office:value="1166.29906592193" calcext:value-type="float">
            <text:p>1166.2990659219</text:p>
          </table:table-cell>
          <table:table-cell office:value-type="float" office:value="0.103015418042821" calcext:value-type="float">
            <text:p>0.103015418</text:p>
          </table:table-cell>
          <table:table-cell office:value-type="float" office:value="6.21197125315438" calcext:value-type="float">
            <text:p>6.211971253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606.11204897442" calcext:value-type="float">
            <text:p>1606.1120489744</text:p>
          </table:table-cell>
          <table:table-cell office:value-type="float" office:value="0.103183915445033" calcext:value-type="float">
            <text:p>0.1031839154</text:p>
          </table:table-cell>
          <table:table-cell office:value-type="float" office:value="5.68167045392795" calcext:value-type="float">
            <text:p>5.68167045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2315.84730102626" calcext:value-type="float">
            <text:p>2315.8473010263</text:p>
          </table:table-cell>
          <table:table-cell office:value-type="float" office:value="3.88560329788341" calcext:value-type="float">
            <text:p>3.8856032979</text:p>
          </table:table-cell>
          <table:table-cell office:value-type="float" office:value="10.8009117076576" calcext:value-type="float">
            <text:p>10.800911707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68" calcext:value-type="float">
            <text:p>12.8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8" calcext:value-type="float">
            <text:p>758</text:p>
          </table:table-cell>
        </table:table-row>
        <table:table-row table:style-name="ro1">
          <table:table-cell table:number-columns-repeated="5"/>
          <table:table-cell office:value-type="float" office:value="1961.08815599119" calcext:value-type="float">
            <text:p>1961.0881559912</text:p>
          </table:table-cell>
          <table:table-cell office:value-type="float" office:value="3.90054510652657" calcext:value-type="float">
            <text:p>3.9005451065</text:p>
          </table:table-cell>
          <table:table-cell office:value-type="float" office:value="10.0994856748167" calcext:value-type="float">
            <text:p>10.099485674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9" calcext:value-type="float">
            <text:p>12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5"/>
          <table:table-cell office:value-type="float" office:value="1949.82293372024" calcext:value-type="float">
            <text:p>1949.8229337202</text:p>
          </table:table-cell>
          <table:table-cell office:value-type="float" office:value="3.89993751706564" calcext:value-type="float">
            <text:p>3.8999375171</text:p>
          </table:table-cell>
          <table:table-cell office:value-type="float" office:value="10.0212149888201" calcext:value-type="float">
            <text:p>10.02121498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1545.40949454767" calcext:value-type="float">
            <text:p>1545.4094945477</text:p>
          </table:table-cell>
          <table:table-cell office:value-type="float" office:value="0.103453701609768" calcext:value-type="float">
            <text:p>0.1034537016</text:p>
          </table:table-cell>
          <table:table-cell office:value-type="float" office:value="6.09322212999559" calcext:value-type="float">
            <text:p>6.093222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5"/>
          <table:table-cell office:value-type="float" office:value="1574.41423363527" calcext:value-type="float">
            <text:p>1574.4142336353</text:p>
          </table:table-cell>
          <table:table-cell office:value-type="float" office:value="0.101089917760547" calcext:value-type="float">
            <text:p>0.1010899178</text:p>
          </table:table-cell>
          <table:table-cell office:value-type="float" office:value="6.08821694153756" calcext:value-type="float">
            <text:p>6.08821694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5"/>
          <table:table-cell office:value-type="float" office:value="1677.44668484818" calcext:value-type="float">
            <text:p>1677.4466848482</text:p>
          </table:table-cell>
          <table:table-cell office:value-type="float" office:value="0.103577580574632" calcext:value-type="float">
            <text:p>0.1035775806</text:p>
          </table:table-cell>
          <table:table-cell office:value-type="float" office:value="5.76743786693238" calcext:value-type="float">
            <text:p>5.76743786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916.68708432458" calcext:value-type="float">
            <text:p>1916.6870843246</text:p>
          </table:table-cell>
          <table:table-cell office:value-type="float" office:value="0.102347023234143" calcext:value-type="float">
            <text:p>0.1023470232</text:p>
          </table:table-cell>
          <table:table-cell office:value-type="float" office:value="6.07706123114145" calcext:value-type="float">
            <text:p>6.07706123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5"/>
          <table:table-cell office:value-type="float" office:value="1939.38867553494" calcext:value-type="float">
            <text:p>1939.3886755349</text:p>
          </table:table-cell>
          <table:table-cell office:value-type="float" office:value="0.103279477936418" calcext:value-type="float">
            <text:p>0.1032794779</text:p>
          </table:table-cell>
          <table:table-cell office:value-type="float" office:value="6.1282119414111" calcext:value-type="float">
            <text:p>6.12821194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5"/>
          <table:table-cell office:value-type="float" office:value="1973.54665185652" calcext:value-type="float">
            <text:p>1973.5466518565</text:p>
          </table:table-cell>
          <table:table-cell office:value-type="float" office:value="0.100382193539389" calcext:value-type="float">
            <text:p>0.1003821935</text:p>
          </table:table-cell>
          <table:table-cell office:value-type="float" office:value="5.84602757154672" calcext:value-type="float">
            <text:p>5.84602757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841.39638774274" calcext:value-type="float">
            <text:p>1841.3963877427</text:p>
          </table:table-cell>
          <table:table-cell office:value-type="float" office:value="0.103835356216541" calcext:value-type="float">
            <text:p>0.1038353562</text:p>
          </table:table-cell>
          <table:table-cell office:value-type="float" office:value="6.24619107983391" calcext:value-type="float">
            <text:p>6.246191079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003.70081146498" calcext:value-type="float">
            <text:p>1003.700811465</text:p>
          </table:table-cell>
          <table:table-cell office:value-type="float" office:value="0.103533334324503" calcext:value-type="float">
            <text:p>0.1035333343</text:p>
          </table:table-cell>
          <table:table-cell office:value-type="float" office:value="6.05456812992442" calcext:value-type="float">
            <text:p>6.05456812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1358.7404235391" calcext:value-type="float">
            <text:p>1358.7404235391</text:p>
          </table:table-cell>
          <table:table-cell office:value-type="float" office:value="0.103401459245463" calcext:value-type="float">
            <text:p>0.1034014592</text:p>
          </table:table-cell>
          <table:table-cell office:value-type="float" office:value="5.967966260997" calcext:value-type="float">
            <text:p>5.96796626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526.05585696874" calcext:value-type="float">
            <text:p>1526.0558569687</text:p>
          </table:table-cell>
          <table:table-cell office:value-type="float" office:value="0.103173801949485" calcext:value-type="float">
            <text:p>0.1031738019</text:p>
          </table:table-cell>
          <table:table-cell office:value-type="float" office:value="6.1650229212558" calcext:value-type="float">
            <text:p>6.16502292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2166.25527663187" calcext:value-type="float">
            <text:p>2166.2552766319</text:p>
          </table:table-cell>
          <table:table-cell office:value-type="float" office:value="0.10123493987437" calcext:value-type="float">
            <text:p>0.1012349399</text:p>
          </table:table-cell>
          <table:table-cell office:value-type="float" office:value="6.3344178485172" calcext:value-type="float">
            <text:p>6.334417848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5"/>
          <table:table-cell office:value-type="float" office:value="1925.20722779791" calcext:value-type="float">
            <text:p>1925.2072277979</text:p>
          </table:table-cell>
          <table:table-cell office:value-type="float" office:value="3.90007495622292" calcext:value-type="float">
            <text:p>3.9000749562</text:p>
          </table:table-cell>
          <table:table-cell office:value-type="float" office:value="10.0157569846604" calcext:value-type="float">
            <text:p>10.01575698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6" calcext:value-type="float">
            <text:p>716</text:p>
          </table:table-cell>
        </table:table-row>
        <table:table-row table:style-name="ro1">
          <table:table-cell table:number-columns-repeated="5"/>
          <table:table-cell office:value-type="float" office:value="1920.31696081932" calcext:value-type="float">
            <text:p>1920.3169608193</text:p>
          </table:table-cell>
          <table:table-cell office:value-type="float" office:value="0.103357129204756" calcext:value-type="float">
            <text:p>0.1033571292</text:p>
          </table:table-cell>
          <table:table-cell office:value-type="float" office:value="5.96407796528523" calcext:value-type="float">
            <text:p>5.96407796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float" office:value="1631.91484384718" calcext:value-type="float">
            <text:p>1631.9148438472</text:p>
          </table:table-cell>
          <table:table-cell office:value-type="float" office:value="0.102666621517397" calcext:value-type="float">
            <text:p>0.1026666215</text:p>
          </table:table-cell>
          <table:table-cell office:value-type="float" office:value="5.69712583876737" calcext:value-type="float">
            <text:p>5.69712583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161.78881203652" calcext:value-type="float">
            <text:p>2161.7888120365</text:p>
          </table:table-cell>
          <table:table-cell office:value-type="float" office:value="0.105497631184264" calcext:value-type="float">
            <text:p>0.1054976312</text:p>
          </table:table-cell>
          <table:table-cell office:value-type="float" office:value="6.00142652029743" calcext:value-type="float">
            <text:p>6.00142652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5"/>
          <table:table-cell office:value-type="float" office:value="1256.73115965396" calcext:value-type="float">
            <text:p>1256.731159654</text:p>
          </table:table-cell>
          <table:table-cell office:value-type="float" office:value="0.103640279736169" calcext:value-type="float">
            <text:p>0.1036402797</text:p>
          </table:table-cell>
          <table:table-cell office:value-type="float" office:value="6.17472928955569" calcext:value-type="float">
            <text:p>6.17472928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803.04542539665" calcext:value-type="float">
            <text:p>1803.0454253967</text:p>
          </table:table-cell>
          <table:table-cell office:value-type="float" office:value="3.8999593676942" calcext:value-type="float">
            <text:p>3.8999593677</text:p>
          </table:table-cell>
          <table:table-cell office:value-type="float" office:value="10.0194951028339" calcext:value-type="float">
            <text:p>10.019495102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table:number-columns-repeated="5"/>
          <table:table-cell office:value-type="float" office:value="2206.26089981245" calcext:value-type="float">
            <text:p>2206.2608998125</text:p>
          </table:table-cell>
          <table:table-cell office:value-type="float" office:value="3.89190327024936" calcext:value-type="float">
            <text:p>3.8919032702</text:p>
          </table:table-cell>
          <table:table-cell office:value-type="float" office:value="10.4209345963619" calcext:value-type="float">
            <text:p>10.420934596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47" calcext:value-type="float">
            <text:p>12.8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5" calcext:value-type="float">
            <text:p>715</text:p>
          </table:table-cell>
        </table:table-row>
        <table:table-row table:style-name="ro1">
          <table:table-cell table:number-columns-repeated="5"/>
          <table:table-cell office:value-type="float" office:value="1880.78845075461" calcext:value-type="float">
            <text:p>1880.7884507546</text:p>
          </table:table-cell>
          <table:table-cell office:value-type="float" office:value="0.103419679714602" calcext:value-type="float">
            <text:p>0.1034196797</text:p>
          </table:table-cell>
          <table:table-cell office:value-type="float" office:value="6.23869853740335" calcext:value-type="float">
            <text:p>6.23869853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922.52388779984" calcext:value-type="float">
            <text:p>1922.5238877998</text:p>
          </table:table-cell>
          <table:table-cell office:value-type="float" office:value="0.103416376980778" calcext:value-type="float">
            <text:p>0.103416377</text:p>
          </table:table-cell>
          <table:table-cell office:value-type="float" office:value="6.08682703561433" calcext:value-type="float">
            <text:p>6.086827035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5"/>
          <table:table-cell office:value-type="float" office:value="1714.5077793809" calcext:value-type="float">
            <text:p>1714.5077793809</text:p>
          </table:table-cell>
          <table:table-cell office:value-type="float" office:value="0.101612805478791" calcext:value-type="float">
            <text:p>0.1016128055</text:p>
          </table:table-cell>
          <table:table-cell office:value-type="float" office:value="5.76244851130552" calcext:value-type="float">
            <text:p>5.76244851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949.57818073816" calcext:value-type="float">
            <text:p>1949.5781807382</text:p>
          </table:table-cell>
          <table:table-cell office:value-type="float" office:value="0.103425214983943" calcext:value-type="float">
            <text:p>0.103425215</text:p>
          </table:table-cell>
          <table:table-cell office:value-type="float" office:value="6.1133348231444" calcext:value-type="float">
            <text:p>6.11333482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5"/>
          <table:table-cell office:value-type="float" office:value="1315.32960915169" calcext:value-type="float">
            <text:p>1315.3296091517</text:p>
          </table:table-cell>
          <table:table-cell office:value-type="float" office:value="0.103256197724159" calcext:value-type="float">
            <text:p>0.1032561977</text:p>
          </table:table-cell>
          <table:table-cell office:value-type="float" office:value="6.18911969229798" calcext:value-type="float">
            <text:p>6.18911969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784.96539699851" calcext:value-type="float">
            <text:p>1784.9653969985</text:p>
          </table:table-cell>
          <table:table-cell office:value-type="float" office:value="3.89999925462189" calcext:value-type="float">
            <text:p>3.8999992546</text:p>
          </table:table-cell>
          <table:table-cell office:value-type="float" office:value="10.0177891327396" calcext:value-type="float">
            <text:p>10.017789132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5"/>
          <table:table-cell office:value-type="float" office:value="1910.45735497508" calcext:value-type="float">
            <text:p>1910.4573549751</text:p>
          </table:table-cell>
          <table:table-cell office:value-type="float" office:value="3.90003871639179" calcext:value-type="float">
            <text:p>3.9000387164</text:p>
          </table:table-cell>
          <table:table-cell office:value-type="float" office:value="10.0250097864244" calcext:value-type="float">
            <text:p>10.025009786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5"/>
          <table:table-cell office:value-type="float" office:value="1862.77957900527" calcext:value-type="float">
            <text:p>1862.7795790053</text:p>
          </table:table-cell>
          <table:table-cell office:value-type="float" office:value="0.103804518025873" calcext:value-type="float">
            <text:p>0.103804518</text:p>
          </table:table-cell>
          <table:table-cell office:value-type="float" office:value="6.24480948818083" calcext:value-type="float">
            <text:p>6.244809488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4522.66318140539" calcext:value-type="float">
            <text:p>4522.6631814054</text:p>
          </table:table-cell>
          <table:table-cell office:value-type="float" office:value="4.1036411529075" calcext:value-type="float">
            <text:p>4.1036411529</text:p>
          </table:table-cell>
          <table:table-cell office:value-type="float" office:value="15.4116123781838" calcext:value-type="float">
            <text:p>15.411612378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184" calcext:value-type="float">
            <text:p>12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5"/>
          <table:table-cell office:value-type="float" office:value="1621.81942170972" calcext:value-type="float">
            <text:p>1621.8194217097</text:p>
          </table:table-cell>
          <table:table-cell office:value-type="float" office:value="0.0656595572577032" calcext:value-type="float">
            <text:p>0.0656595573</text:p>
          </table:table-cell>
          <table:table-cell office:value-type="float" office:value="9.94018968683808" calcext:value-type="float">
            <text:p>9.940189686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1891.58171507347" calcext:value-type="float">
            <text:p>1891.5817150735</text:p>
          </table:table-cell>
          <table:table-cell office:value-type="float" office:value="0.103724909187024" calcext:value-type="float">
            <text:p>0.1037249092</text:p>
          </table:table-cell>
          <table:table-cell office:value-type="float" office:value="6.2377954303837" calcext:value-type="float">
            <text:p>6.237795430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194.38037259134" calcext:value-type="float">
            <text:p>2194.3803725913</text:p>
          </table:table-cell>
          <table:table-cell office:value-type="float" office:value="0.148002131887255" calcext:value-type="float">
            <text:p>0.1480021319</text:p>
          </table:table-cell>
          <table:table-cell office:value-type="float" office:value="9.9248019174927" calcext:value-type="float">
            <text:p>9.92480191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5"/>
          <table:table-cell office:value-type="float" office:value="1512.69686078074" calcext:value-type="float">
            <text:p>1512.6968607807</text:p>
          </table:table-cell>
          <table:table-cell office:value-type="float" office:value="0.103628085003725" calcext:value-type="float">
            <text:p>0.103628085</text:p>
          </table:table-cell>
          <table:table-cell office:value-type="float" office:value="6.17706363657926" calcext:value-type="float">
            <text:p>6.17706363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924.90898837849" calcext:value-type="float">
            <text:p>1924.9089883785</text:p>
          </table:table-cell>
          <table:table-cell office:value-type="float" office:value="3.89969817793284" calcext:value-type="float">
            <text:p>3.8996981779</text:p>
          </table:table-cell>
          <table:table-cell office:value-type="float" office:value="10.1426064389955" calcext:value-type="float">
            <text:p>10.1426064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1071.81429251603" calcext:value-type="float">
            <text:p>1071.814292516</text:p>
          </table:table-cell>
          <table:table-cell office:value-type="float" office:value="0.103598169886929" calcext:value-type="float">
            <text:p>0.1035981699</text:p>
          </table:table-cell>
          <table:table-cell office:value-type="float" office:value="6.04089979739692" calcext:value-type="float">
            <text:p>6.04089979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676.553507965988" calcext:value-type="float">
            <text:p>676.553507966</text:p>
          </table:table-cell>
          <table:table-cell office:value-type="float" office:value="0.103412878711163" calcext:value-type="float">
            <text:p>0.1034128787</text:p>
          </table:table-cell>
          <table:table-cell office:value-type="float" office:value="6.13591465893917" calcext:value-type="float">
            <text:p>6.135914658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5"/>
          <table:table-cell office:value-type="float" office:value="1252.35560640146" calcext:value-type="float">
            <text:p>1252.3556064015</text:p>
          </table:table-cell>
          <table:table-cell office:value-type="float" office:value="0.10363767084573" calcext:value-type="float">
            <text:p>0.1036376708</text:p>
          </table:table-cell>
          <table:table-cell office:value-type="float" office:value="6.21285288002017" calcext:value-type="float">
            <text:p>6.212852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2256.72693520584" calcext:value-type="float">
            <text:p>2256.7269352058</text:p>
          </table:table-cell>
          <table:table-cell office:value-type="float" office:value="3.89981840757072" calcext:value-type="float">
            <text:p>3.8998184076</text:p>
          </table:table-cell>
          <table:table-cell office:value-type="float" office:value="10.1341700531055" calcext:value-type="float">
            <text:p>10.13417005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5" calcext:value-type="float">
            <text:p>735</text:p>
          </table:table-cell>
        </table:table-row>
        <table:table-row table:style-name="ro1">
          <table:table-cell table:number-columns-repeated="5"/>
          <table:table-cell office:value-type="float" office:value="1728.488926313" calcext:value-type="float">
            <text:p>1728.488926313</text:p>
          </table:table-cell>
          <table:table-cell office:value-type="float" office:value="0.103533342563438" calcext:value-type="float">
            <text:p>0.1035333426</text:p>
          </table:table-cell>
          <table:table-cell office:value-type="float" office:value="5.85492988465478" calcext:value-type="float">
            <text:p>5.85492988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577.87234644895" calcext:value-type="float">
            <text:p>1577.872346449</text:p>
          </table:table-cell>
          <table:table-cell office:value-type="float" office:value="0.102098483832192" calcext:value-type="float">
            <text:p>0.1020984838</text:p>
          </table:table-cell>
          <table:table-cell office:value-type="float" office:value="6.07325273164745" calcext:value-type="float">
            <text:p>6.07325273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5"/>
          <table:table-cell office:value-type="float" office:value="1613.78868761704" calcext:value-type="float">
            <text:p>1613.788687617</text:p>
          </table:table-cell>
          <table:table-cell office:value-type="float" office:value="0.100604784227173" calcext:value-type="float">
            <text:p>0.1006047842</text:p>
          </table:table-cell>
          <table:table-cell office:value-type="float" office:value="5.75011430917997" calcext:value-type="float">
            <text:p>5.750114309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</table:table>
      <table:table table:name="26" table:style-name="ta1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Env</text:p>
          </table:table-cell>
          <table:table-cell/>
          <table:table-cell table:style-name="ce1" office:value-type="string" calcext:value-type="string">
            <text:p>train set-down</text:p>
          </table:table-cell>
          <table:table-cell/>
          <table:table-cell table:style-name="ce1" office:value-type="string" calcext:value-type="string">
            <text:p>policy just push the agent to move to the left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9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3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min_distance &lt; 5</text:p>
          </table:table-cell>
          <table:table-cell table:style-name="ce6" office:value-type="string" calcext:value-type="string">
            <text:p>Min(200, 10/,min_distance)</text:p>
          </table:table-cell>
          <table:table-cell table:style-name="ce1"/>
          <table:table-cell table:style-name="ce1" office:value-type="string" calcext:value-type="string">
            <text:p>min_distance: min(np.abs(load_lower_left_x – bumper_lower_x), np.abs(load_lower_right_x – bumper_lower_x))</text:p>
          </table:table-cell>
          <table:table-cell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</table:table-row>
        <table:table-row table:style-name="ro5">
          <table:table-cell/>
          <table:table-cell table:style-name="ce1" office:value-type="string" calcext:value-type="string">
            <text:p>-max impact/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26_be_closer_to_bumper_14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0.3-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</table:table>
      <table:table table:name="26.2" table:style-name="ta1">
        <table:table-column table:style-name="co2" table:number-columns-repeated="5" table:default-cell-style-name="Default"/>
        <table:table-row table:style-name="ro7">
          <table:table-cell table:style-name="ce1" office:value-type="string" calcext:value-type="string">
            <text:p>Followed 26 fine-tuned based on 26_700000</text:p>
          </table:table-cell>
          <table:table-cell table:number-columns-repeated="3"/>
          <table:table-cell table:style-name="ce1" office:value-type="string" calcext:value-type="string">
            <text:p>policy just tell agent to keep wait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 steps</text:p>
          </table:table-cell>
          <table:table-cell office:value-type="float" office:value="800000" calcext:value-type="float">
            <text:p>800000</text:p>
          </table:table-cell>
          <table:table-cell table:number-columns-repeated="3"/>
        </table:table-row>
      </table:table>
      <table:table table:name="26.3" table:style-name="ta1"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8">
          <table:table-cell table:style-name="ce1" office:value-type="string" calcext:value-type="string">
            <text:p>fine-tuned based on 26.2_700000</text:p>
          </table:table-cell>
          <table:table-cell table:number-columns-repeated="3"/>
          <table:table-cell table:style-name="ce1" office:value-type="string" calcext:value-type="string">
            <text:p>strange policy at 80000, but later on policy just tell agent to keep waiting</text:p>
          </table:table-cell>
          <table:table-cell table:style-name="ce7" office:value-type="string" calcext:value-type="string">
            <text:p>reason: min distance is calculated when (np.abs(self.state[12] - self.state[6]) &lt; 0.3 or np.abs(self.state[10] - self.state[</text:p>
            <text:p>6]) &lt; 0.3), then agent just put one corner at the ground and put the other on the bumper, which is cheating</text:p>
          </table:table-cell>
          <table:table-cell table:style-name="ce1" office:value-type="string" calcext:value-type="string">
            <text:p>this is fixed by change contact radius to 0, but still not good polic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rain steps</text:p>
          </table:table-cell>
          <table:table-cell office:value-type="float" office:value="1500000" calcext:value-type="float">
            <text:p>15000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6.3_80000</text:p>
          </table:table-cell>
          <table:table-cell table:number-columns-repeated="5"/>
        </table:table-row>
      </table:table>
      <table:table table:name="26.1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train set-down</text:p>
          </table:table-cell>
          <table:table-cell table:number-columns-repeated="2"/>
          <table:table-cell office:value-type="string" calcext:value-type="string">
            <text:p>not learning at all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  <table:table-cell office:value-type="string" calcext:value-type="string">
            <text:p>no positive reward in 500000 updates</text:p>
          </table:table-cell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9</text:p>
          </table:table-cell>
          <table:table-cell office:value-type="string" calcext:value-type="string">
            <text:p>pos and ne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5"/>
        </table:table-row>
        <table:table-row table:style-name="ro9">
          <table:table-cell table:style-name="ce1" office:value-type="string" calcext:value-type="string">
            <text:p>min_distance &lt; 5</text:p>
          </table:table-cell>
          <table:table-cell table:style-name="ce6" office:value-type="string" calcext:value-type="string">
            <text:p>Min(200, 50/,min_distance)</text:p>
          </table:table-cell>
          <table:table-cell table:style-name="ce1"/>
          <table:table-cell table:style-name="ce1" office:value-type="string" calcext:value-type="string">
            <text:p>min_distance: min(np.abs(load_lower_left_x – bumper_lower_x), np.abs(load_lower_right_x – bumper_lower_x))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4"/>
        </table:table-row>
        <table:table-row table:style-name="ro6">
          <table:table-cell/>
          <table:table-cell table:style-name="ce1" office:value-type="string" calcext:value-type="string">
            <text:p>-max impact/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1-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5"/>
        </table:table-row>
      </table:table>
      <table:table table:name="26.4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4">
          <table:table-cell table:style-name="ce6" office:value-type="string" calcext:value-type="string">
            <text:p>train getting right above targeted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1" office:value-type="string" calcext:value-type="string">
            <text:p>min distance &lt;1 , poi vx and theta &lt; 1</text:p>
          </table:table-cell>
          <table:table-cell table:style-name="ce9" office:value-type="string" calcext:value-type="string">
            <text:p>min(1/height, 5) </text:p>
          </table:table-cell>
          <table:table-cell table:style-name="ce1"/>
          <table:table-cell table:style-name="ce6" office:value-type="string" calcext:value-type="string">
            <text:p>min_distance: np.abs(load_lower_right_x – bumper_lower_x)</text:p>
          </table:table-cell>
          <table:table-cell table:style-name="ce6" office:value-type="string" calcext:value-type="string">
            <text:p>height: abs(bumper_lower_y-load_lower_right_y)</text:p>
          </table:table-cell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behavior_cloning_on_25.2.2_full_states.h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table:style-name="ce2" office:value-type="string" calcext:value-type="string">
            <text:p>64, relu,64,relu linear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0.3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table:style-name="ce2"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 office:value-type="string" calcext:value-type="string">
            <text:p>Hashed action for first 100000 steps, force action to be down when min distance, speed, theta &lt; 1</text:p>
          </table:table-cell>
          <table:table-cell table:number-columns-repeated="3"/>
        </table:table-row>
      </table:table>
      <table:table table:name="26.4.1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4">
          <table:table-cell table:style-name="ce6" office:value-type="string" calcext:value-type="string">
            <text:p>train getting right above targeted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2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6" office:value-type="string" calcext:value-type="string">
            <text:p>0&lt;min distance &lt;2 , poi vx and theta &lt; 1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" office:value-type="string" calcext:value-type="string">
            <text:p>min_distance: bumper_lower_x - load_lower_right_x</text:p>
          </table:table-cell>
          <table:table-cell table:style-name="ce6"/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behavior_cloning_on_25.2.2_full_states.h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table:style-name="ce2" office:value-type="string" calcext:value-type="string">
            <text:p>64, relu,64,relu linear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0.3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table:style-name="ce2"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3">
          <table:table-cell table:style-name="ce6" office:value-type="string" calcext:value-type="string">
            <text:p>train getting right above targeted position</text:p>
          </table:table-cell>
          <table:table-cell table:number-columns-repeated="2"/>
          <table:table-cell table:style-name="ce2" office:value-type="string" calcext:value-type="string">
            <text:p>TO BE DONE</text:p>
          </table:table-cell>
          <table:table-cell table:style-name="ce1" office:value-type="string" calcext:value-type="string">
            <text:p>PPO seems to be way more effective than Q learning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11" office:value-type="string" calcext:value-type="string">
            <text:p>0&lt;min distance &lt;2 , poi vx and theta &lt; 1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min_distance: bumper_lower_x - load_lower_right_x</text:p>
          </table:table-cell>
          <table:table-cell table:style-name="ce6"/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table:style-name="ce2" office:value-type="string" calcext:value-type="string">
            <text:p>200, sigmoid, linear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table:style-name="ce3"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1-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table:style-name="ce2"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_PPO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 calcext:value-type="string">
            <text:p>train getting right above targeted position</text:p>
          </table:table-cell>
          <table:table-cell table:number-columns-repeated="2"/>
          <table:table-cell table:style-name="ce2"/>
          <table:table-cell table:style-name="ce1" office:value-type="string" calcext:value-type="string">
            <text:p>PPO seems to be way more effective than Q learning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11" office:value-type="string" calcext:value-type="string">
            <text:p>0&lt;min distance &lt;2 , poi vx and theta &lt; 1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min_distance: bumper_lower_x - load_lower_right_x</text:p>
          </table:table-cell>
          <table:table-cell table:style-name="ce6"/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2048" calcext:value-type="float">
            <text:p>204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Checkpoint 14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.1_PPO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4">
          <table:table-cell table:style-name="ce1" office:value-type="string" calcext:value-type="string">
            <text:p>train getting right above targeted position</text:p>
          </table:table-cell>
          <table:table-cell table:number-columns-repeated="2"/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min_distance: bumper_lower_x - load_lower_right_x</text:p>
          </table:table-cell>
          <table:table-cell table:style-name="ce6"/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1_PPO_14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2048" calcext:value-type="float">
            <text:p>204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Checkpoint 14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.2_PPO" table:style-name="ta1">
        <table:table-column table:style-name="co2" table:number-columns-repeated="5" table:default-cell-style-name="Default"/>
        <table:table-row table:style-name="ro11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15m above</text:p>
          </table:table-cell>
          <table:table-cell/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0&lt;min distance &lt;2 , poi vx and theta &lt; 1 and height &lt; 15</text:p>
          </table:table-cell>
          <table:table-cell table:style-name="ce9" office:value-type="string" calcext:value-type="string">
            <text:p>load_lower_right_y/10</text:p>
          </table:table-cell>
          <table:table-cell table:style-name="ce1"/>
          <table:table-cell table:style-name="ce11"/>
          <table:table-cell table:style-name="ce6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.3_PPO" table:style-name="ta1">
        <table:table-column table:style-name="co2" table:number-columns-repeated="5" table:default-cell-style-name="Default"/>
        <table:table-row table:style-name="ro7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10m above ( transfer)</text:p>
          </table:table-cell>
          <table:table-cell/>
          <table:table-cell table:style-name="ce6" office:value-type="string" calcext:value-type="string">
            <text:p>working very well</text:p>
          </table:table-cell>
          <table:table-cell table:style-name="ce1" office:value-type="string" calcext:value-type="string">
            <text:p>00800 even works a little bit in advanced 2D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style-name="ce1"/>
          <table:table-cell table:style-name="ce11"/>
          <table:table-cell table:style-name="ce6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_PPO_14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14" office:value-type="float" office:value="0.00003" calcext:value-type="float">
            <text:p>3.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6.4.2.3_8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.4_PPO" table:style-name="ta1">
        <table:table-column table:style-name="co2" table:number-columns-repeated="6" table:default-cell-style-name="Default"/>
        <table:table-column table:style-name="co6" table:default-cell-style-name="Default"/>
        <table:table-column table:style-name="co2" table:default-cell-style-name="Default"/>
        <table:table-row table:style-name="ro16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3m above ( transfer)</text:p>
          </table:table-cell>
          <table:table-cell/>
          <table:table-cell table:style-name="ce6" office:value-type="string" calcext:value-type="string">
            <text:p>works well</text:p>
          </table:table-cell>
          <table:table-cell table:style-name="ce1" office:value-type="string" calcext:value-type="string">
            <text:p>00001: stay 10m above</text:p>
          </table:table-cell>
          <table:table-cell table:style-name="ce1" office:value-type="string" calcext:value-type="string">
            <text:p>00200: able to get height &lt; 2</text:p>
          </table:table-cell>
          <table:table-cell table:style-name="ce1" office:value-type="string" calcext:value-type="string">
            <text:p>00400: able to get height &lt; 2, higher chance to have lower right touch bumper upper, but agent is able to recover from bumping </text:p>
          </table:table-cell>
          <table:table-cell table:style-name="ce1" office:value-type="string" calcext:value-type="string">
            <text:p>00600: too much contact to the bumper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0&lt;min distance &lt;2 , poi vx and theta &lt; 1 and height &lt; 5</text:p>
          </table:table-cell>
          <table:table-cell table:style-name="ce12" office:value-type="string" calcext:value-type="string">
            <text:p>load_lower_right_y/100</text:p>
          </table:table-cell>
          <table:table-cell table:style-name="ce1"/>
          <table:table-cell table:style-name="ce11"/>
          <table:table-cell table:style-name="ce6"/>
          <table:table-cell table:number-columns-repeated="3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6" office:value-type="string" calcext:value-type="string">
            <text:p>barge has impact </text:p>
          </table:table-cell>
          <table:table-cell table:style-name="ce1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6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3_PPO_00600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table:style-name="ce14" office:value-type="float" office:value="0.000003" calcext:value-type="float">
            <text:p>3.00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st model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7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6"/>
        </table:table-row>
      </table:table>
      <table:table table:name="26.4.2.5_PPO" table:style-name="ta1"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6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3m above ( transfer)</text:p>
          </table:table-cell>
          <table:table-cell/>
          <table:table-cell table:style-name="ce6" office:value-type="string" calcext:value-type="string">
            <text:p>reward is increasing, however, the swing is less killed than 26.4.2.4_400, It is just able to rescue after touching bumper from set-down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env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0&lt;min distance &lt;2 , poi vx and theta &lt; 1 and height &lt; 5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/>
          <table:table-cell table:style-name="ce6"/>
          <table:table-cell table:number-columns-repeated="3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6" office:value-type="string" calcext:value-type="string">
            <text:p>barge has impact </text:p>
          </table:table-cell>
          <table:table-cell table:style-name="ce1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6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3_PPO_00600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table:style-name="ce14" office:value-type="float" office:value="0.000003" calcext:value-type="float">
            <text:p>3.00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st model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7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6"/>
        </table:table-row>
      </table:table>
      <table:table table:name="26.5_PPO" table:style-name="ta1">
        <table:table-column table:style-name="co2" table:number-columns-repeated="5" table:default-cell-style-name="Default"/>
        <table:table-row table:style-name="ro4">
          <table:table-cell table:style-name="ce6" office:value-type="string" calcext:value-type="string">
            <text:p>train set-down using 26.4.2_PPO</text:p>
          </table:table-cell>
          <table:table-cell table:number-columns-repeated="2"/>
          <table:table-cell office:value-type="string" calcext:value-type="string">
            <text:p>not learning</text:p>
          </table:table-cell>
          <table:table-cell table:style-name="ce1" office:value-type="string" calcext:value-type="string">
            <text:p>reward goes to 0</text:p>
          </table:table-cell>
        </table:table-row>
        <table:table-row table:style-name="ro1">
          <table:table-cell table:number-columns-repeated="5"/>
        </table:table-row>
        <table:table-row table:style-name="ro11">
          <table:table-cell table:style-name="ce1" office:value-type="string" calcext:value-type="string">
            <text:p>train getting right above targeted positio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0&lt;min distance &lt;2 , poi vx and theta &lt; 1 and height &lt; 3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min_distance: bumper_lower_x - load_lower_right_x</text:p>
          </table:table-cell>
          <table:table-cell table:style-name="ce1" office:value-type="string" calcext:value-type="string">
            <text:p>Height = bumper_lower_y – load_lower_right_y</text:p>
          </table:table-cell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et-down(engine,is_don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,4,2_PPO_14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2048" calcext:value-type="float">
            <text:p>204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5.1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learning but failed to be closer to bumper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5">
          <table:table-cell table:style-name="ce6" office:value-type="string" calcext:value-type="string">
            <text:p>Barge has impact</text:p>
          </table:table-cell>
          <table:table-cell table:style-name="ce9" office:value-type="string" calcext:value-type="string">
            <text:p>10000/max_impact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11"/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2_PPO" table:style-name="ta1">
        <table:table-column table:style-name="co2" table:number-columns-repeated="4" table:default-cell-style-name="Default"/>
        <table:table-row table:style-name="ro5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7">
          <table:table-cell table:style-name="ce15" office:value-type="string" calcext:value-type="string">
            <text:p>Barge has impact and min_distance &lt; 2</text:p>
          </table:table-cell>
          <table:table-cell table:style-name="ce6"/>
          <table:table-cell table:style-name="ce9" office:value-type="string" calcext:value-type="string">
            <text:p>Min(150, np.power(10000/max_impact, 2))</text:p>
          </table:table-cell>
          <table:table-cell/>
        </table:table-row>
        <table:table-row table:style-name="ro2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3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completely ignored to stay closer to bumper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 table:number-columns-spanned="1" table:number-rows-spanned="2">
            <text:p>Barge has impact and min_distance &lt; 2</text:p>
          </table:table-cell>
          <table:table-cell table:style-name="ce6" office:value-type="string" calcext:value-type="string">
            <text:p>Impact &lt; 1200</text:p>
          </table:table-cell>
          <table:table-cell table:style-name="ce9" office:value-type="string" calcext:value-type="string">
            <text:p>(5000/max_impact)^2</text:p>
          </table:table-cell>
          <table:table-cell/>
        </table:table-row>
        <table:table-row table:style-name="ro17">
          <table:covered-table-cell table:style-name="ce1"/>
          <table:table-cell table:style-name="ce16" office:value-type="string" calcext:value-type="string">
            <text:p>Imp&gt; 1200</text:p>
          </table:table-cell>
          <table:table-cell table:style-name="ce2" office:value-type="string" calcext:value-type="string">
            <text:p>-impact/100</text:p>
          </table:table-cell>
          <table:table-cell/>
        </table:table-row>
        <table:table-row table:style-name="ro11">
          <table:table-cell table:style-name="ce6" office:value-type="string" calcext:value-type="string">
            <text:p>Barge has impact and min_distance &gt; 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4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works, getting worse after 200 updates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8">
          <table:table-cell table:style-name="ce15" office:value-type="string" calcext:value-type="string">
            <text:p>Barge has impact and min_distance &lt; 2, both corner height &lt; 0.2</text:p>
          </table:table-cell>
          <table:table-cell table:style-name="ce6"/>
          <table:table-cell table:style-name="ce9" office:value-type="string" calcext:value-type="string">
            <text:p>np.power(10000/max_impact, 2)</text:p>
          </table:table-cell>
          <table:table-cell/>
        </table:table-row>
        <table:table-row table:style-name="ro13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5_PPO" table:style-name="ta1">
        <table:table-column table:style-name="co2" table:number-columns-repeated="4" table:default-cell-style-name="Default"/>
        <table:table-row table:style-name="ro5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too aggressive, set down always false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8">
          <table:table-cell table:style-name="ce15" office:value-type="string" calcext:value-type="string">
            <text:p>Barge has impact and min_distance &lt; 2, both corner height &lt; 0.2</text:p>
          </table:table-cell>
          <table:table-cell table:style-name="ce6"/>
          <table:table-cell table:style-name="ce9" office:value-type="string" calcext:value-type="string">
            <text:p>np.power(20000/max_impact, 2)</text:p>
          </table:table-cell>
          <table:table-cell/>
        </table:table-row>
        <table:table-row table:style-name="ro13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6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/>
          <table:table-cell table:style-name="ce2" office:value-type="string" calcext:value-type="string">
            <text:p>Set-down reward too weak, doesn’t set-down</text:p>
          </table:table-cell>
          <table:table-cell table:style-name="ce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8">
          <table:table-cell table:style-name="ce15" office:value-type="string" calcext:value-type="string">
            <text:p>Barge has impact and min_distance &lt; 2, both corner height &lt; 0.2</text:p>
          </table:table-cell>
          <table:table-cell table:style-name="ce6"/>
          <table:table-cell table:style-name="ce9" office:value-type="string" calcext:value-type="string">
            <text:p>np.power(50000/max_impact, 2)</text:p>
          </table:table-cell>
          <table:table-cell/>
        </table:table-row>
        <table:table-row table:style-name="ro13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7_PPO" table:style-name="ta1">
        <table:table-column table:style-name="co2" table:number-columns-repeated="7" table:default-cell-style-name="Default"/>
        <table:table-row table:style-name="ro19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/>
          <table:table-cell table:style-name="ce1" office:value-type="string" calcext:value-type="string">
            <text:p>00200: just reproduce 26.4.2.3, most case doesn’t set-down</text:p>
          </table:table-cell>
          <table:table-cell table:style-name="ce1" office:value-type="string" calcext:value-type="string">
            <text:p>00400: hesitation at set-down, more aggressive than 00200, only set-down when it has bumper contact</text:p>
          </table:table-cell>
          <table:table-cell table:style-name="ce1" office:value-type="string" calcext:value-type="string">
            <text:p>00600: always touches bumper and set-down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6"/>
        </table:table-row>
        <table:table-row table:style-name="ro7">
          <table:table-cell table:style-name="ce15" office:value-type="string" calcext:value-type="string">
            <text:p>Engine is done, 0&lt;min_distance &lt; 2.5</text:p>
          </table:table-cell>
          <table:table-cell table:style-name="ce9" office:value-type="string" calcext:value-type="string">
            <text:p>np.power(20000/max_impact, 2)</text:p>
          </table:table-cell>
          <table:table-cell table:style-name="ce9"/>
          <table:table-cell table:number-columns-repeated="4"/>
        </table:table-row>
        <table:table-row table:style-name="ro13">
          <table:table-cell table:style-name="ce11" office:value-type="string" calcext:value-type="string">
            <text:p>0&lt;min distance &lt;2 , poi vx and theta &lt; 1 and height &lt; 10</text:p>
          </table:table-cell>
          <table:table-cell table:style-name="ce12" office:value-type="string" calcext:value-type="string">
            <text:p>load_lower_right_y/100</text:p>
          </table:table-cell>
          <table:table-cell table:number-columns-repeated="5"/>
        </table:table-row>
        <table:table-row table:style-name="ro6">
          <table:table-cell table:style-name="ce6" office:value-type="string" calcext:value-type="string">
            <text:p>bumper contact</text:p>
          </table:table-cell>
          <table:table-cell table:style-name="ce2" office:value-type="float" office:value="-100" calcext:value-type="float">
            <text:p>-1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5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engine is done 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6"/>
        </table:table-row>
        <table:table-row table:style-name="ro1" table:number-rows-repeated="2"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6"/>
        </table:table-row>
        <table:table-row table:style-name="ro15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21:13:30.471281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18:14.625805465</meta:creation-date>
    <meta:generator>LibreOffice/5.1.6.2$Linux_X86_64 LibreOffice_project/10m0$Build-2</meta:generator>
    <dc:date>2018-07-25T20:49:50.857849745</dc:date>
    <meta:editing-duration>P3DT1H37M7S</meta:editing-duration>
    <meta:editing-cycles>151</meta:editing-cycles>
    <meta:document-statistic meta:table-count="22" meta:cell-count="3251" meta:object-count="0"/>
  </office:meta>
</office:document-meta>
</file>